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Karla" svg:font-family="Karla, sans-serif"/>
    <style:font-face style:name="Lohit Devanagari1" svg:font-family="'Lohit Devanagari'"/>
    <style:font-face style:name="Montserrat" svg:font-family="Montserrat,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style>
    <style:style style:name="P2" style:family="paragraph" style:parent-style-name="Heading_20_4">
      <style:paragraph-properties fo:margin-left="0cm" fo:margin-right="0cm" fo:margin-top="0cm" fo:margin-bottom="0cm" loext:contextual-spacing="false" fo:text-align="start" style:justify-single-word="false" fo:orphans="2" fo:widows="2" fo:text-indent="0cm" style:auto-text-indent="false"/>
    </style:style>
    <style:style style:name="P3" style:family="paragraph" style:parent-style-name="Preformatted_20_Text">
      <loext:graphic-properties draw:fill="solid" draw:fill-color="#f5f5ff" draw:opacity="100%"/>
      <style:paragraph-properties fo:margin-left="0.503cm" fo:margin-right="0cm" fo:margin-top="0cm" fo:margin-bottom="0.499cm" loext:contextual-spacing="false" fo:orphans="2" fo:widows="2" fo:text-indent="0cm" style:auto-text-indent="false" fo:background-color="#f5f5ff" fo:padding="0.049cm" fo:border="0.06pt solid #000000"/>
    </style:style>
    <style:style style:name="P4" style:family="paragraph" style:parent-style-name="Preformatted_20_Text">
      <loext:graphic-properties draw:fill="solid" draw:fill-color="#f5f5ff" draw:opacity="100%"/>
      <style:paragraph-properties fo:margin-left="0.503cm" fo:margin-right="0cm" fo:orphans="2" fo:widows="2" fo:text-indent="0cm" style:auto-text-indent="false" fo:background-color="#f5f5ff" fo:padding="0.049cm" fo:border="0.06pt solid #000000"/>
    </style:style>
    <style:style style:name="P5" style:family="paragraph" style:parent-style-name="Heading_20_4">
      <style:paragraph-properties fo:margin-left="6.773cm" fo:margin-right="0cm" fo:margin-top="0cm" fo:margin-bottom="0cm" loext:contextual-spacing="false" fo:text-align="start" style:justify-single-word="false" fo:orphans="2" fo:widows="2" fo:text-indent="0cm" style:auto-text-indent="false"/>
    </style:style>
    <style:style style:name="P6" style:family="paragraph" style:parent-style-name="Heading_20_4">
      <style:paragraph-properties fo:margin-left="0cm" fo:margin-right="0cm" fo:margin-top="0cm" fo:margin-bottom="0cm" loext:contextual-spacing="false" fo:text-align="start" style:justify-single-word="false" fo:orphans="2" fo:widows="2" fo:text-indent="0cm" style:auto-text-indent="false"/>
    </style:style>
    <style:style style:name="P7" style:family="paragraph" style:parent-style-name="Text_20_body" style:list-style-name="L1">
      <style:paragraph-properties fo:orphans="2" fo:widows="2"/>
      <style:text-properties fo:font-variant="normal" fo:text-transform="none" fo:color="#202020" style:font-name="Liberation Serif" fo:font-size="10.5pt" fo:letter-spacing="normal" fo:font-style="normal" fo:font-weight="normal" style:font-size-asian="10.5pt" style:font-size-complex="10.5pt"/>
    </style:style>
    <style:style style:name="P8" style:family="paragraph" style:parent-style-name="Text_20_body">
      <style:paragraph-properties fo:text-align="start" style:justify-single-word="false" fo:orphans="2" fo:widows="2"/>
      <style:text-properties fo:font-variant="normal" fo:text-transform="none" fo:color="#000000" style:font-name="Karla" fo:font-size="12pt" fo:letter-spacing="normal" fo:font-style="normal" fo:font-weight="bold" loext:padding-left="0cm" loext:padding-right="0.049cm" loext:padding-top="0cm" loext:padding-bottom="0cm" loext:border-left="none" loext:border-right="0.06pt solid #993333" loext:border-top="none" loext:border-bottom="none"/>
    </style:style>
    <style:style style:name="P9" style:family="paragraph" style:parent-style-name="Text_20_body" style:list-style-name="L1">
      <style:paragraph-properties fo:margin-top="0cm" fo:margin-bottom="0cm" loext:contextual-spacing="false" fo:orphans="2" fo:widows="2"/>
      <style:text-properties fo:font-variant="normal" fo:text-transform="none" fo:color="#202020" style:font-name="Liberation Serif" fo:font-size="10.5pt" fo:letter-spacing="normal" fo:font-style="normal" fo:font-weight="normal" style:font-size-asian="10.5pt" style:font-size-complex="10.5pt"/>
    </style:style>
    <style:style style:name="P10" style:family="paragraph" style:parent-style-name="Text_20_body">
      <style:paragraph-properties fo:margin-left="6.773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11" style:family="paragraph" style:parent-style-name="Text_20_body" style:list-style-name="L12">
      <style:paragraph-properties fo:margin-left="6.773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12" style:family="paragraph" style:parent-style-name="Text_20_body" style:list-style-name="L13">
      <style:paragraph-properties fo:margin-left="6.773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13" style:family="paragraph" style:parent-style-name="Text_20_body" style:list-style-name="L14">
      <style:paragraph-properties fo:margin-left="6.773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14" style:family="paragraph" style:parent-style-name="Text_20_body" style:list-style-name="L15">
      <style:paragraph-properties fo:margin-left="6.773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15" style:family="paragraph" style:parent-style-name="Text_20_body" style:list-style-name="L16">
      <style:paragraph-properties fo:margin-left="6.773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16" style:family="paragraph" style:parent-style-name="Text_20_body" style:list-style-name="L17">
      <style:paragraph-properties fo:margin-left="6.773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17" style:family="paragraph" style:parent-style-name="Text_20_body" style:list-style-name="L19">
      <style:paragraph-properties fo:margin-left="6.773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18" style:family="paragraph" style:parent-style-name="Text_20_body" style:list-style-name="L20">
      <style:paragraph-properties fo:margin-left="6.773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19" style:family="paragraph" style:parent-style-name="Text_20_body">
      <style:paragraph-properties fo:margin-left="6.773cm" fo:margin-right="0cm" fo:margin-top="0cm" fo:margin-bottom="0cm" loext:contextual-spacing="false" fo:orphans="2" fo:widows="2" fo:text-indent="0cm" style:auto-text-indent="false"/>
    </style:style>
    <style:style style:name="P20" style:family="paragraph" style:parent-style-name="Text_20_body" style:list-style-name="L12">
      <style:paragraph-properties fo:margin-left="6.773cm" fo:margin-right="0cm" fo:margin-top="0cm" fo:margin-bottom="0cm" loext:contextual-spacing="false" fo:orphans="2" fo:widows="2" fo:text-indent="0cm" style:auto-text-indent="false"/>
    </style:style>
    <style:style style:name="P21" style:family="paragraph" style:parent-style-name="Text_20_body" style:list-style-name="L13">
      <style:paragraph-properties fo:margin-left="6.773cm" fo:margin-right="0cm" fo:margin-top="0cm" fo:margin-bottom="0cm" loext:contextual-spacing="false" fo:orphans="2" fo:widows="2" fo:text-indent="0cm" style:auto-text-indent="false"/>
    </style:style>
    <style:style style:name="P22" style:family="paragraph" style:parent-style-name="Text_20_body" style:list-style-name="L16">
      <style:paragraph-properties fo:margin-left="6.773cm" fo:margin-right="0cm" fo:margin-top="0cm" fo:margin-bottom="0cm" loext:contextual-spacing="false" fo:orphans="2" fo:widows="2" fo:text-indent="0cm" style:auto-text-indent="false"/>
    </style:style>
    <style:style style:name="P23" style:family="paragraph" style:parent-style-name="Text_20_body" style:list-style-name="L17">
      <style:paragraph-properties fo:margin-left="6.773cm" fo:margin-right="0cm" fo:margin-top="0cm" fo:margin-bottom="0cm" loext:contextual-spacing="false" fo:orphans="2" fo:widows="2" fo:text-indent="0cm" style:auto-text-indent="false"/>
    </style:style>
    <style:style style:name="P24" style:family="paragraph" style:parent-style-name="Text_20_body" style:list-style-name="L18">
      <style:paragraph-properties fo:margin-left="6.773cm" fo:margin-right="0cm" fo:margin-top="0cm" fo:margin-bottom="0cm" loext:contextual-spacing="false" fo:orphans="2" fo:widows="2" fo:text-indent="0cm" style:auto-text-indent="false"/>
    </style:style>
    <style:style style:name="P25" style:family="paragraph" style:parent-style-name="Text_20_body" style:list-style-name="L19">
      <style:paragraph-properties fo:margin-left="6.773cm" fo:margin-right="0cm" fo:margin-top="0cm" fo:margin-bottom="0cm" loext:contextual-spacing="false" fo:orphans="2" fo:widows="2" fo:text-indent="0cm" style:auto-text-indent="false"/>
    </style:style>
    <style:style style:name="P26" style:family="paragraph" style:parent-style-name="Text_20_body" style:list-style-name="L20">
      <style:paragraph-properties fo:margin-left="6.773cm" fo:margin-right="0cm" fo:margin-top="0cm" fo:margin-bottom="0cm" loext:contextual-spacing="false" fo:orphans="2" fo:widows="2" fo:text-indent="0cm" style:auto-text-indent="false"/>
    </style:style>
    <style:style style:name="P27" style:family="paragraph" style:parent-style-name="Text_20_body" style:list-style-name="L21">
      <style:paragraph-properties fo:margin-left="6.773cm" fo:margin-right="0cm" fo:margin-top="0cm" fo:margin-bottom="0cm" loext:contextual-spacing="false" fo:orphans="2" fo:widows="2" fo:text-indent="0cm" style:auto-text-indent="false"/>
    </style:style>
    <style:style style:name="P2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02020" style:font-name="Liberation Serif" fo:font-size="10.5pt" fo:letter-spacing="normal" fo:font-style="normal" fo:font-weight="normal" style:font-size-asian="10.5pt" style:font-size-complex="10.5pt"/>
    </style:style>
    <style:style style:name="P2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02020" style:font-name="Karla" fo:font-size="12pt" fo:letter-spacing="normal" fo:font-style="normal" fo:font-weight="normal"/>
    </style:style>
    <style:style style:name="P30" style:family="paragraph" style:parent-style-name="Text_20_body" style:list-style-name="L37">
      <style:paragraph-properties fo:margin-left="0cm" fo:margin-right="0cm" fo:margin-top="0cm" fo:margin-bottom="0cm" loext:contextual-spacing="false" fo:orphans="2" fo:widows="2" fo:text-indent="0cm" style:auto-text-indent="false"/>
      <style:text-properties fo:font-variant="normal" fo:text-transform="none" fo:color="#202020" style:font-name="Karla" fo:font-size="12pt" fo:letter-spacing="normal" fo:font-style="normal" fo:font-weight="normal"/>
    </style:style>
    <style:style style:name="P31" style:family="paragraph" style:parent-style-name="Text_20_body" style:list-style-name="L38">
      <style:paragraph-properties fo:margin-left="0cm" fo:margin-right="0cm" fo:margin-top="0cm" fo:margin-bottom="0cm" loext:contextual-spacing="false" fo:orphans="2" fo:widows="2" fo:text-indent="0cm" style:auto-text-indent="false"/>
      <style:text-properties fo:font-variant="normal" fo:text-transform="none" fo:color="#202020" style:font-name="Karla" fo:font-size="12pt" fo:letter-spacing="normal" fo:font-style="normal" fo:font-weight="normal"/>
    </style:style>
    <style:style style:name="P32" style:family="paragraph" style:parent-style-name="Text_20_body" style:list-style-name="L41">
      <style:paragraph-properties fo:margin-left="0cm" fo:margin-right="0cm" fo:margin-top="0cm" fo:margin-bottom="0cm" loext:contextual-spacing="false" fo:orphans="2" fo:widows="2" fo:text-indent="0cm" style:auto-text-indent="false"/>
      <style:text-properties fo:font-variant="normal" fo:text-transform="none" fo:color="#202020" style:font-name="Karla" fo:font-size="12pt" fo:letter-spacing="normal" fo:font-style="normal" fo:font-weight="normal"/>
    </style:style>
    <style:style style:name="P33" style:family="paragraph" style:parent-style-name="Text_20_body" style:list-style-name="L43">
      <style:paragraph-properties fo:margin-left="0cm" fo:margin-right="0cm" fo:margin-top="0cm" fo:margin-bottom="0cm" loext:contextual-spacing="false" fo:orphans="2" fo:widows="2" fo:text-indent="0cm" style:auto-text-indent="false"/>
      <style:text-properties fo:font-variant="normal" fo:text-transform="none" fo:color="#202020" style:font-name="Karla"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orphans="2" fo:widows="2" fo:text-indent="0cm" style:auto-text-indent="false"/>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37b1e"/>
    </style:style>
    <style:style style:name="P36" style:family="paragraph" style:parent-style-name="Text_20_body" style:list-style-name="L37">
      <style:paragraph-properties fo:margin-left="0cm" fo:margin-right="0cm" fo:margin-top="0cm" fo:margin-bottom="0cm" loext:contextual-spacing="false" fo:orphans="2" fo:widows="2" fo:text-indent="0cm" style:auto-text-indent="false"/>
    </style:style>
    <style:style style:name="P37" style:family="paragraph" style:parent-style-name="Text_20_body" style:list-style-name="L38">
      <style:paragraph-properties fo:margin-left="0cm" fo:margin-right="0cm" fo:margin-top="0cm" fo:margin-bottom="0cm" loext:contextual-spacing="false" fo:orphans="2" fo:widows="2" fo:text-indent="0cm" style:auto-text-indent="false"/>
    </style:style>
    <style:style style:name="P38" style:family="paragraph" style:parent-style-name="Text_20_body" style:list-style-name="L39">
      <style:paragraph-properties fo:margin-left="0cm" fo:margin-right="0cm" fo:margin-top="0cm" fo:margin-bottom="0cm" loext:contextual-spacing="false" fo:orphans="2" fo:widows="2" fo:text-indent="0cm" style:auto-text-indent="false"/>
    </style:style>
    <style:style style:name="P39" style:family="paragraph" style:parent-style-name="Text_20_body" style:list-style-name="L40">
      <style:paragraph-properties fo:margin-left="0cm" fo:margin-right="0cm" fo:margin-top="0cm" fo:margin-bottom="0cm" loext:contextual-spacing="false" fo:orphans="2" fo:widows="2" fo:text-indent="0cm" style:auto-text-indent="false"/>
    </style:style>
    <style:style style:name="P40" style:family="paragraph" style:parent-style-name="Text_20_body" style:list-style-name="L41">
      <style:paragraph-properties fo:margin-left="0cm" fo:margin-right="0cm" fo:margin-top="0cm" fo:margin-bottom="0cm" loext:contextual-spacing="false" fo:orphans="2" fo:widows="2" fo:text-indent="0cm" style:auto-text-indent="false"/>
    </style:style>
    <style:style style:name="P41" style:family="paragraph" style:parent-style-name="Text_20_body" style:list-style-name="L42">
      <style:paragraph-properties fo:margin-left="0cm" fo:margin-right="0cm" fo:margin-top="0cm" fo:margin-bottom="0cm" loext:contextual-spacing="false" fo:orphans="2" fo:widows="2" fo:text-indent="0cm" style:auto-text-indent="false"/>
    </style:style>
    <style:style style:name="P42" style:family="paragraph" style:parent-style-name="Text_20_body" style:list-style-name="L43">
      <style:paragraph-properties fo:margin-left="0cm" fo:margin-right="0cm" fo:margin-top="0cm" fo:margin-bottom="0cm" loext:contextual-spacing="false" fo:orphans="2" fo:widows="2" fo:text-indent="0cm" style:auto-text-indent="false"/>
    </style:style>
    <style:style style:name="P43" style:family="paragraph" style:parent-style-name="Text_20_body" style:list-style-name="L44">
      <style:paragraph-properties fo:margin-left="0cm" fo:margin-right="0cm" fo:margin-top="0cm" fo:margin-bottom="0cm" loext:contextual-spacing="false" fo:orphans="2" fo:widows="2" fo:text-indent="0cm" style:auto-text-indent="false"/>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Liberation Serif" fo:font-size="10.5pt" style:font-size-asian="10.5pt" style:font-size-complex="10.5pt"/>
    </style:style>
    <style:style style:name="P45" style:family="paragraph" style:parent-style-name="Standard">
      <style:text-properties style:font-name="Liberation Serif" fo:font-size="10.5pt" style:font-size-asian="10.5pt" style:font-size-complex="10.5pt"/>
    </style:style>
    <style:style style:name="P46" style:family="paragraph" style:parent-style-name="Standard">
      <style:text-properties style:font-name="Liberation Serif" fo:font-size="10.5pt" officeooo:rsid="000049d6" officeooo:paragraph-rsid="000049d6" style:font-size-asian="10.5pt" style:font-size-complex="10.5pt"/>
    </style:style>
    <style:style style:name="P47" style:family="paragraph" style:parent-style-name="Preformatted_20_Text">
      <loext:graphic-properties draw:fill="solid" draw:fill-color="#f5f5ff" draw:opacity="100%"/>
      <style:paragraph-properties fo:margin-left="7.276cm" fo:margin-right="0cm" fo:margin-top="0cm" fo:margin-bottom="0.499cm" loext:contextual-spacing="false" fo:orphans="2" fo:widows="2" fo:text-indent="0cm" style:auto-text-indent="false" fo:background-color="#f5f5ff" fo:padding="0.049cm" fo:border="0.06pt solid #000000"/>
    </style:style>
    <style:style style:name="P48" style:family="paragraph" style:parent-style-name="Preformatted_20_Text">
      <loext:graphic-properties draw:fill="solid" draw:fill-color="#f5f5ff" draw:opacity="100%"/>
      <style:paragraph-properties fo:margin-left="7.276cm" fo:margin-right="0cm" fo:orphans="2" fo:widows="2" fo:text-indent="0cm" style:auto-text-indent="false" fo:background-color="#f5f5ff" fo:padding="0.049cm" fo:border="0.06pt solid #000000"/>
    </style:style>
    <style:style style:name="P49" style:family="paragraph" style:parent-style-name="Preformatted_20_Text" style:list-style-name="L12">
      <loext:graphic-properties draw:fill="solid" draw:fill-color="#f5f5ff" draw:opacity="100%"/>
      <style:paragraph-properties fo:margin-left="7.25cm" fo:margin-right="0cm" fo:orphans="2" fo:widows="2" fo:text-indent="0cm" style:auto-text-indent="false" fo:background-color="#f5f5ff" fo:padding="0.049cm" fo:border="0.06pt solid #000000"/>
    </style:style>
    <style:style style:name="P50" style:family="paragraph" style:parent-style-name="Preformatted_20_Text" style:list-style-name="L13">
      <loext:graphic-properties draw:fill="solid" draw:fill-color="#f5f5ff" draw:opacity="100%"/>
      <style:paragraph-properties fo:margin-left="7.25cm" fo:margin-right="0cm" fo:orphans="2" fo:widows="2" fo:text-indent="0cm" style:auto-text-indent="false" fo:background-color="#f5f5ff" fo:padding="0.049cm" fo:border="0.06pt solid #000000"/>
    </style:style>
    <style:style style:name="P51" style:family="paragraph" style:parent-style-name="Preformatted_20_Text" style:list-style-name="L16">
      <loext:graphic-properties draw:fill="solid" draw:fill-color="#f5f5ff" draw:opacity="100%"/>
      <style:paragraph-properties fo:margin-left="7.25cm" fo:margin-right="0cm" fo:orphans="2" fo:widows="2" fo:text-indent="0cm" style:auto-text-indent="false" fo:background-color="#f5f5ff" fo:padding="0.049cm" fo:border="0.06pt solid #000000"/>
    </style:style>
    <style:style style:name="P52" style:family="paragraph" style:parent-style-name="Preformatted_20_Text" style:list-style-name="L17">
      <loext:graphic-properties draw:fill="solid" draw:fill-color="#f5f5ff" draw:opacity="100%"/>
      <style:paragraph-properties fo:margin-left="7.25cm" fo:margin-right="0cm" fo:orphans="2" fo:widows="2" fo:text-indent="0cm" style:auto-text-indent="false" fo:background-color="#f5f5ff" fo:padding="0.049cm" fo:border="0.06pt solid #000000"/>
    </style:style>
    <style:style style:name="P53" style:family="paragraph" style:parent-style-name="Preformatted_20_Text" style:list-style-name="L19">
      <loext:graphic-properties draw:fill="solid" draw:fill-color="#f5f5ff" draw:opacity="100%"/>
      <style:paragraph-properties fo:margin-left="7.25cm" fo:margin-right="0cm" fo:orphans="2" fo:widows="2" fo:text-indent="0cm" style:auto-text-indent="false" fo:background-color="#f5f5ff" fo:padding="0.049cm" fo:border="0.06pt solid #000000"/>
    </style:style>
    <style:style style:name="P54" style:family="paragraph" style:parent-style-name="Preformatted_20_Text" style:list-style-name="L20">
      <loext:graphic-properties draw:fill="solid" draw:fill-color="#f5f5ff" draw:opacity="100%"/>
      <style:paragraph-properties fo:margin-left="7.25cm" fo:margin-right="0cm" fo:orphans="2" fo:widows="2" fo:text-indent="0cm" style:auto-text-indent="false" fo:background-color="#f5f5ff" fo:padding="0.049cm" fo:border="0.06pt solid #000000"/>
    </style:style>
    <style:style style:name="P55" style:family="paragraph" style:parent-style-name="Preformatted_20_Text" style:list-style-name="L21">
      <loext:graphic-properties draw:fill="solid" draw:fill-color="#f5f5ff" draw:opacity="100%"/>
      <style:paragraph-properties fo:margin-left="7.25cm" fo:margin-right="0cm" fo:orphans="2" fo:widows="2" fo:text-indent="0cm" style:auto-text-indent="false" fo:background-color="#f5f5ff" fo:padding="0.049cm" fo:border="0.06pt solid #000000"/>
    </style:style>
    <style:style style:name="P56" style:family="paragraph" style:parent-style-name="Preformatted_20_Text" style:list-style-name="L12">
      <loext:graphic-properties draw:fill="solid" draw:fill-color="#f5f5ff" draw:opacity="100%"/>
      <style:paragraph-properties fo:margin-left="7.25cm" fo:margin-right="0cm" fo:margin-top="0cm" fo:margin-bottom="0.499cm" loext:contextual-spacing="false" fo:orphans="2" fo:widows="2" fo:text-indent="0cm" style:auto-text-indent="false" fo:background-color="#f5f5ff" fo:padding="0.049cm" fo:border="0.06pt solid #000000"/>
    </style:style>
    <style:style style:name="P57" style:family="paragraph" style:parent-style-name="Preformatted_20_Text" style:list-style-name="L13">
      <loext:graphic-properties draw:fill="solid" draw:fill-color="#f5f5ff" draw:opacity="100%"/>
      <style:paragraph-properties fo:margin-left="7.25cm" fo:margin-right="0cm" fo:margin-top="0cm" fo:margin-bottom="0.499cm" loext:contextual-spacing="false" fo:orphans="2" fo:widows="2" fo:text-indent="0cm" style:auto-text-indent="false" fo:background-color="#f5f5ff" fo:padding="0.049cm" fo:border="0.06pt solid #000000"/>
    </style:style>
    <style:style style:name="P58" style:family="paragraph" style:parent-style-name="Preformatted_20_Text" style:list-style-name="L16">
      <loext:graphic-properties draw:fill="solid" draw:fill-color="#f5f5ff" draw:opacity="100%"/>
      <style:paragraph-properties fo:margin-left="7.25cm" fo:margin-right="0cm" fo:margin-top="0cm" fo:margin-bottom="0.499cm" loext:contextual-spacing="false" fo:orphans="2" fo:widows="2" fo:text-indent="0cm" style:auto-text-indent="false" fo:background-color="#f5f5ff" fo:padding="0.049cm" fo:border="0.06pt solid #000000"/>
    </style:style>
    <style:style style:name="P59" style:family="paragraph" style:parent-style-name="Preformatted_20_Text" style:list-style-name="L17">
      <loext:graphic-properties draw:fill="solid" draw:fill-color="#f5f5ff" draw:opacity="100%"/>
      <style:paragraph-properties fo:margin-left="7.25cm" fo:margin-right="0cm" fo:margin-top="0cm" fo:margin-bottom="0.499cm" loext:contextual-spacing="false" fo:orphans="2" fo:widows="2" fo:text-indent="0cm" style:auto-text-indent="false" fo:background-color="#f5f5ff" fo:padding="0.049cm" fo:border="0.06pt solid #000000"/>
    </style:style>
    <style:style style:name="P60" style:family="paragraph" style:parent-style-name="Preformatted_20_Text" style:list-style-name="L18">
      <loext:graphic-properties draw:fill="solid" draw:fill-color="#f5f5ff" draw:opacity="100%"/>
      <style:paragraph-properties fo:margin-left="7.25cm" fo:margin-right="0cm" fo:margin-top="0cm" fo:margin-bottom="0.499cm" loext:contextual-spacing="false" fo:orphans="2" fo:widows="2" fo:text-indent="0cm" style:auto-text-indent="false" fo:background-color="#f5f5ff" fo:padding="0.049cm" fo:border="0.06pt solid #000000"/>
    </style:style>
    <style:style style:name="P61" style:family="paragraph" style:parent-style-name="Preformatted_20_Text" style:list-style-name="L19">
      <loext:graphic-properties draw:fill="solid" draw:fill-color="#f5f5ff" draw:opacity="100%"/>
      <style:paragraph-properties fo:margin-left="7.25cm" fo:margin-right="0cm" fo:margin-top="0cm" fo:margin-bottom="0.499cm" loext:contextual-spacing="false" fo:orphans="2" fo:widows="2" fo:text-indent="0cm" style:auto-text-indent="false" fo:background-color="#f5f5ff" fo:padding="0.049cm" fo:border="0.06pt solid #000000"/>
    </style:style>
    <style:style style:name="P62" style:family="paragraph" style:parent-style-name="Preformatted_20_Text" style:list-style-name="L20">
      <loext:graphic-properties draw:fill="solid" draw:fill-color="#f5f5ff" draw:opacity="100%"/>
      <style:paragraph-properties fo:margin-left="7.25cm" fo:margin-right="0cm" fo:margin-top="0cm" fo:margin-bottom="0.499cm" loext:contextual-spacing="false" fo:orphans="2" fo:widows="2" fo:text-indent="0cm" style:auto-text-indent="false" fo:background-color="#f5f5ff" fo:padding="0.049cm" fo:border="0.06pt solid #000000"/>
    </style:style>
    <style:style style:name="P63" style:family="paragraph" style:parent-style-name="Preformatted_20_Text" style:list-style-name="L21">
      <loext:graphic-properties draw:fill="solid" draw:fill-color="#f5f5ff" draw:opacity="100%"/>
      <style:paragraph-properties fo:margin-left="7.25cm" fo:margin-right="0cm" fo:margin-top="0cm" fo:margin-bottom="0.499cm" loext:contextual-spacing="false" fo:orphans="2" fo:widows="2" fo:text-indent="0cm" style:auto-text-indent="false" fo:background-color="#f5f5ff" fo:padding="0.049cm" fo:border="0.06pt solid #000000"/>
    </style:style>
    <style:style style:name="P64" style:family="paragraph" style:parent-style-name="Preformatted_20_Text">
      <loext:graphic-properties draw:fill="solid" draw:fill-color="#f5f5ff" draw:opacity="100%"/>
      <style:paragraph-properties fo:margin-left="0.503cm" fo:margin-right="0cm" fo:orphans="2" fo:widows="2" fo:text-indent="0cm" style:auto-text-indent="false" fo:background-color="#f5f5ff" fo:padding="0.049cm" fo:border="0.06pt solid #000000"/>
      <style:text-properties style:font-name="Liberation Serif" fo:font-size="10.5pt" style:font-size-asian="10.5pt" style:font-size-complex="10.5pt"/>
    </style:style>
    <style:style style:name="P65" style:family="paragraph" style:parent-style-name="Preformatted_20_Text">
      <loext:graphic-properties draw:fill="solid" draw:fill-color="#f5f5ff" draw:opacity="100%"/>
      <style:paragraph-properties fo:margin-left="0.503cm" fo:margin-right="0cm" fo:orphans="2" fo:widows="2" fo:text-indent="0cm" style:auto-text-indent="false" fo:background-color="#f5f5ff" fo:padding="0.049cm" fo:border="0.06pt solid #000000"/>
    </style:style>
    <style:style style:name="P66" style:family="paragraph" style:parent-style-name="Preformatted_20_Text">
      <loext:graphic-properties draw:fill="solid" draw:fill-color="#f5f5ff" draw:opacity="100%"/>
      <style:paragraph-properties fo:margin-left="0.503cm" fo:margin-right="0cm" fo:margin-top="0cm" fo:margin-bottom="0.499cm" loext:contextual-spacing="false" fo:orphans="2" fo:widows="2" fo:text-indent="0cm" style:auto-text-indent="false" fo:background-color="#f5f5ff" fo:padding="0.049cm" fo:border="0.06pt solid #000000"/>
    </style:style>
    <style:style style:name="P67" style:family="paragraph" style:parent-style-name="Preformatted_20_Text" style:list-style-name="L37">
      <loext:graphic-properties draw:fill="solid" draw:fill-color="#f5f5ff" draw:opacity="100%"/>
      <style:paragraph-properties fo:margin-left="0.476cm" fo:margin-right="0cm" fo:orphans="2" fo:widows="2" fo:text-indent="0cm" style:auto-text-indent="false" fo:background-color="#f5f5ff" fo:padding="0.049cm" fo:border="0.06pt solid #000000"/>
    </style:style>
    <style:style style:name="P68" style:family="paragraph" style:parent-style-name="Preformatted_20_Text" style:list-style-name="L38">
      <loext:graphic-properties draw:fill="solid" draw:fill-color="#f5f5ff" draw:opacity="100%"/>
      <style:paragraph-properties fo:margin-left="0.476cm" fo:margin-right="0cm" fo:orphans="2" fo:widows="2" fo:text-indent="0cm" style:auto-text-indent="false" fo:background-color="#f5f5ff" fo:padding="0.049cm" fo:border="0.06pt solid #000000"/>
    </style:style>
    <style:style style:name="P69" style:family="paragraph" style:parent-style-name="Preformatted_20_Text" style:list-style-name="L41">
      <loext:graphic-properties draw:fill="solid" draw:fill-color="#f5f5ff" draw:opacity="100%"/>
      <style:paragraph-properties fo:margin-left="0.476cm" fo:margin-right="0cm" fo:orphans="2" fo:widows="2" fo:text-indent="0cm" style:auto-text-indent="false" fo:background-color="#f5f5ff" fo:padding="0.049cm" fo:border="0.06pt solid #000000"/>
    </style:style>
    <style:style style:name="P70" style:family="paragraph" style:parent-style-name="Preformatted_20_Text" style:list-style-name="L43">
      <loext:graphic-properties draw:fill="solid" draw:fill-color="#f5f5ff" draw:opacity="100%"/>
      <style:paragraph-properties fo:margin-left="0.476cm" fo:margin-right="0cm" fo:orphans="2" fo:widows="2" fo:text-indent="0cm" style:auto-text-indent="false" fo:background-color="#f5f5ff" fo:padding="0.049cm" fo:border="0.06pt solid #000000"/>
    </style:style>
    <style:style style:name="P71" style:family="paragraph" style:parent-style-name="Preformatted_20_Text" style:list-style-name="L37">
      <loext:graphic-properties draw:fill="solid" draw:fill-color="#f5f5ff" draw:opacity="100%"/>
      <style:paragraph-properties fo:margin-left="0.476cm" fo:margin-right="0cm" fo:margin-top="0cm" fo:margin-bottom="0.499cm" loext:contextual-spacing="false" fo:orphans="2" fo:widows="2" fo:text-indent="0cm" style:auto-text-indent="false" fo:background-color="#f5f5ff" fo:padding="0.049cm" fo:border="0.06pt solid #000000"/>
    </style:style>
    <style:style style:name="P72" style:family="paragraph" style:parent-style-name="Preformatted_20_Text" style:list-style-name="L38">
      <loext:graphic-properties draw:fill="solid" draw:fill-color="#f5f5ff" draw:opacity="100%"/>
      <style:paragraph-properties fo:margin-left="0.476cm" fo:margin-right="0cm" fo:margin-top="0cm" fo:margin-bottom="0.499cm" loext:contextual-spacing="false" fo:orphans="2" fo:widows="2" fo:text-indent="0cm" style:auto-text-indent="false" fo:background-color="#f5f5ff" fo:padding="0.049cm" fo:border="0.06pt solid #000000"/>
    </style:style>
    <style:style style:name="P73" style:family="paragraph" style:parent-style-name="Preformatted_20_Text" style:list-style-name="L41">
      <loext:graphic-properties draw:fill="solid" draw:fill-color="#f5f5ff" draw:opacity="100%"/>
      <style:paragraph-properties fo:margin-left="0.476cm" fo:margin-right="0cm" fo:margin-top="0cm" fo:margin-bottom="0.499cm" loext:contextual-spacing="false" fo:orphans="2" fo:widows="2" fo:text-indent="0cm" style:auto-text-indent="false" fo:background-color="#f5f5ff" fo:padding="0.049cm" fo:border="0.06pt solid #000000"/>
    </style:style>
    <style:style style:name="P74" style:family="paragraph" style:parent-style-name="Preformatted_20_Text" style:list-style-name="L43">
      <loext:graphic-properties draw:fill="solid" draw:fill-color="#f5f5ff" draw:opacity="100%"/>
      <style:paragraph-properties fo:margin-left="0.476cm" fo:margin-right="0cm" fo:margin-top="0cm" fo:margin-bottom="0.499cm" loext:contextual-spacing="false" fo:orphans="2" fo:widows="2" fo:text-indent="0cm" style:auto-text-indent="false" fo:background-color="#f5f5ff" fo:padding="0.049cm" fo:border="0.06pt solid #000000"/>
    </style:style>
    <style:style style:name="P75" style:family="paragraph" style:parent-style-name="Heading_20_3">
      <style:paragraph-properties fo:margin-left="6.773cm" fo:margin-right="0cm" fo:margin-top="0cm" fo:margin-bottom="0cm" loext:contextual-spacing="false" fo:text-align="start" style:justify-single-word="false" fo:orphans="2" fo:widows="2" fo:text-indent="0cm" style:auto-text-indent="false"/>
      <style:text-properties fo:font-variant="normal" fo:text-transform="none" fo:color="#2020a0" style:font-name="Liberation Serif" fo:font-size="10.5pt" fo:letter-spacing="normal" fo:font-style="normal" fo:font-weight="normal" style:font-size-asian="10.5pt" style:font-size-complex="10.5pt"/>
    </style:style>
    <style:style style:name="P76" style:family="paragraph" style:parent-style-name="Heading_20_3">
      <style:paragraph-properties fo:margin-left="6.773cm" fo:margin-right="0cm" fo:margin-top="0cm" fo:margin-bottom="0cm" loext:contextual-spacing="false" fo:text-align="start" style:justify-single-word="false" fo:orphans="2" fo:widows="2" fo:text-indent="0cm" style:auto-text-indent="false"/>
    </style:style>
    <style:style style:name="P77"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020a0" style:font-name="Liberation Serif" fo:font-size="10.5pt" fo:letter-spacing="normal" fo:font-style="normal" style:font-size-asian="10.5pt" style:font-size-complex="10.5pt"/>
    </style:style>
    <style:style style:name="P78"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020a0" style:font-name="Montserrat" fo:letter-spacing="normal" fo:font-style="normal"/>
    </style:style>
    <style:style style:name="P79" style:family="paragraph" style:parent-style-name="Heading_20_1">
      <style:text-properties style:font-name="Liberation Serif" fo:font-size="10.5pt" officeooo:rsid="000049d6" officeooo:paragraph-rsid="000049d6" style:font-size-asian="10.5pt" style:font-size-complex="10.5pt"/>
    </style:style>
    <style:style style:name="P80"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style:font-name="Liberation Serif" fo:font-size="10.5pt" style:font-size-asian="10.5pt" style:font-size-complex="10.5pt"/>
    </style:style>
    <style:style style:name="P81"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break-before="page"/>
      <style:text-properties fo:font-variant="normal" fo:text-transform="none" fo:color="#2020a0" style:font-name="Montserrat" fo:font-size="10.5pt" fo:letter-spacing="normal" fo:font-style="normal" style:font-size-asian="10.5pt" style:font-size-complex="10.5pt"/>
    </style:style>
    <style:style style:name="P82" style:family="paragraph" style:parent-style-name="Heading_20_2">
      <style:paragraph-properties fo:margin-left="6.773cm" fo:margin-right="0cm" fo:margin-top="0cm" fo:margin-bottom="0cm" loext:contextual-spacing="false" fo:text-align="start" style:justify-single-word="false" fo:orphans="2" fo:widows="2" fo:text-indent="0cm" style:auto-text-indent="false" fo:padding-left="0cm" fo:padding-right="0cm" fo:padding-top="0.049cm" fo:padding-bottom="0cm" fo:border-left="none" fo:border-right="none" fo:border-top="0.06pt solid #000000" fo:border-bottom="none"/>
      <style:text-properties fo:font-variant="normal" fo:text-transform="none" fo:color="#2020a0" style:font-name="Liberation Serif" fo:font-size="10.5pt" fo:letter-spacing="normal" fo:font-style="normal" fo:font-weight="normal" style:font-size-asian="10.5pt" style:font-size-complex="10.5pt"/>
    </style:style>
    <style:style style:name="P83"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left="0cm" fo:padding-right="0cm" fo:padding-top="0.049cm" fo:padding-bottom="0cm" fo:border-left="none" fo:border-right="none" fo:border-top="0.06pt solid #000000" fo:border-bottom="none"/>
      <style:text-properties fo:font-variant="normal" fo:text-transform="none" fo:color="#2020a0" style:font-name="Liberation Serif" fo:font-size="10.5pt" fo:letter-spacing="normal" fo:font-style="normal" style:font-size-asian="10.5pt" style:font-size-complex="10.5pt"/>
    </style:style>
    <style:style style:name="P84"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left="0cm" fo:padding-right="0cm" fo:padding-top="0.049cm" fo:padding-bottom="0cm" fo:border-left="none" fo:border-right="none" fo:border-top="0.06pt solid #000000" fo:border-bottom="none"/>
      <style:text-properties fo:font-variant="normal" fo:text-transform="none" fo:color="#2020a0" style:font-name="Montserrat" fo:letter-spacing="normal" fo:font-style="normal"/>
    </style:style>
    <style:style style:name="P85"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020a0" style:font-name="Montserrat" fo:font-size="10.5pt" fo:letter-spacing="normal" fo:font-style="normal" style:font-size-asian="10.5pt" style:font-size-complex="10.5pt"/>
    </style:style>
    <style:style style:name="T1" style:family="text">
      <style:text-properties fo:font-variant="normal" fo:text-transform="none" fo:color="#202020" style:font-name="Karla" fo:font-size="12pt" fo:letter-spacing="normal" fo:font-style="normal" fo:font-weight="normal"/>
    </style:style>
    <style:style style:name="T2" style:family="text">
      <style:text-properties fo:font-variant="normal" fo:text-transform="none" fo:color="#202020" fo:font-size="12pt" fo:letter-spacing="normal" fo:font-style="normal" fo:font-weight="normal"/>
    </style:style>
    <style:style style:name="T3" style:family="text">
      <style:text-properties fo:font-variant="normal" fo:text-transform="none" fo:color="#202020" style:font-name="Liberation Serif" fo:font-size="12pt" fo:letter-spacing="normal" fo:font-style="normal" fo:font-weight="normal"/>
    </style:style>
    <style:style style:name="T4" style:family="text">
      <style:text-properties fo:font-variant="normal" fo:text-transform="none" fo:color="#202020" style:font-name="Liberation Serif" fo:letter-spacing="normal" fo:font-style="normal" fo:font-weight="normal"/>
    </style:style>
    <style:style style:name="T5" style:family="text">
      <style:text-properties fo:font-variant="normal" fo:text-transform="none" fo:color="#202020" style:font-name="Liberation Serif" fo:font-size="10.5pt" fo:letter-spacing="normal" fo:font-style="normal" fo:font-weight="normal" style:font-size-asian="10.5pt" style:font-size-complex="10.5pt"/>
    </style:style>
    <style:style style:name="T6" style:family="text">
      <style:text-properties fo:font-variant="normal" fo:text-transform="none" fo:color="#202020" style:font-name="Liberation Serif" fo:font-size="10.5pt" fo:letter-spacing="normal" fo:font-style="normal" fo:font-weight="normal" officeooo:rsid="000049d6" style:font-size-asian="10.5pt" style:font-size-complex="10.5pt"/>
    </style:style>
    <style:style style:name="T7" style:family="text">
      <style:text-properties fo:font-variant="normal" fo:text-transform="none" fo:color="#880000" style:font-name="Karla" fo:font-size="12pt" fo:letter-spacing="0.026cm" fo:font-style="normal" fo:font-weight="normal" loext:padding="0cm" loext:border="none"/>
    </style:style>
    <style:style style:name="T8" style:family="text">
      <style:text-properties fo:font-variant="normal" fo:text-transform="none" fo:color="#880000" fo:font-size="12pt" fo:letter-spacing="0.026cm" fo:font-style="normal" fo:font-weight="normal" loext:padding="0cm" loext:border="none"/>
    </style:style>
    <style:style style:name="T9" style:family="text">
      <style:text-properties fo:font-variant="normal" fo:text-transform="none" fo:color="#880000" style:font-name="Liberation Serif" fo:font-size="12pt" fo:letter-spacing="0.026cm" fo:font-style="normal" fo:font-weight="normal" loext:padding="0cm" loext:border="none"/>
    </style:style>
    <style:style style:name="T10" style:family="text">
      <style:text-properties fo:font-variant="normal" fo:text-transform="none" fo:color="#880000" style:font-name="Liberation Serif" fo:letter-spacing="0.026cm" fo:font-style="normal" fo:font-weight="normal" loext:padding="0cm" loext:border="none"/>
    </style:style>
    <style:style style:name="T11" style:family="text">
      <style:text-properties fo:font-variant="normal" fo:text-transform="none" fo:color="#880000" style:font-name="Liberation Serif" fo:font-size="10.5pt" fo:letter-spacing="0.026cm" fo:font-style="normal" fo:font-weight="normal" style:font-size-asian="10.5pt" style:font-size-complex="10.5pt" loext:padding="0cm" loext:border="none"/>
    </style:style>
    <style:style style:name="T12" style:family="text">
      <style:text-properties fo:font-variant="normal" fo:text-transform="none" fo:color="#664444" style:font-name="Karla" fo:font-size="12pt" fo:letter-spacing="normal" fo:font-style="italic" fo:font-weight="normal"/>
    </style:style>
    <style:style style:name="T13" style:family="text">
      <style:text-properties fo:font-variant="normal" fo:text-transform="none" fo:color="#664444" fo:letter-spacing="normal"/>
    </style:style>
    <style:style style:name="T14" style:family="text">
      <style:text-properties fo:font-variant="normal" fo:text-transform="none" fo:color="#664444" fo:font-size="12pt" fo:letter-spacing="normal" fo:font-style="italic" fo:font-weight="normal"/>
    </style:style>
    <style:style style:name="T15" style:family="text">
      <style:text-properties fo:font-variant="normal" fo:text-transform="none" fo:color="#664444" style:font-name="Liberation Serif" fo:font-size="12pt" fo:letter-spacing="normal" fo:font-style="italic" fo:font-weight="normal"/>
    </style:style>
    <style:style style:name="T16" style:family="text">
      <style:text-properties fo:font-variant="normal" fo:text-transform="none" fo:color="#664444" style:font-name="Liberation Serif" fo:letter-spacing="normal"/>
    </style:style>
    <style:style style:name="T17" style:family="text">
      <style:text-properties fo:font-variant="normal" fo:text-transform="none" fo:color="#664444" style:font-name="Liberation Serif" fo:letter-spacing="normal" fo:font-style="italic" fo:font-weight="normal"/>
    </style:style>
    <style:style style:name="T18" style:family="text">
      <style:text-properties fo:font-variant="normal" fo:text-transform="none" fo:color="#664444" style:font-name="Liberation Serif" fo:font-size="10.5pt" fo:letter-spacing="normal" fo:font-style="italic" fo:font-weight="normal" style:font-size-asian="10.5pt" style:font-size-complex="10.5pt"/>
    </style:style>
    <style:style style:name="T19" style:family="text">
      <style:text-properties fo:font-variant="normal" fo:text-transform="none" fo:color="#664444" style:font-name="Liberation Serif" fo:font-size="10.5pt" fo:letter-spacing="normal" style:font-size-asian="10.5pt" style:font-size-complex="10.5pt"/>
    </style:style>
    <style:style style:name="T20" style:family="text">
      <style:text-properties fo:font-variant="normal" fo:text-transform="none" fo:color="#0000dd" style:font-name="Karla" fo:font-size="12pt" fo:letter-spacing="normal" fo:font-style="italic" fo:font-weight="normal"/>
    </style:style>
    <style:style style:name="T21" style:family="text">
      <style:text-properties fo:font-variant="normal" fo:text-transform="none" fo:color="#0000dd" fo:font-size="12pt" fo:letter-spacing="normal" fo:font-style="italic" fo:font-weight="normal"/>
    </style:style>
    <style:style style:name="T22" style:family="text">
      <style:text-properties fo:font-variant="normal" fo:text-transform="none" fo:color="#0000dd" style:font-name="Liberation Serif" fo:font-size="12pt" fo:letter-spacing="normal" fo:font-style="italic" fo:font-weight="normal"/>
    </style:style>
    <style:style style:name="T23" style:family="text">
      <style:text-properties fo:font-variant="normal" fo:text-transform="none" fo:color="#0000dd" style:font-name="Liberation Serif" fo:letter-spacing="normal" fo:font-style="italic" fo:font-weight="normal"/>
    </style:style>
    <style:style style:name="T24" style:family="text">
      <style:text-properties fo:font-variant="normal" fo:text-transform="none" fo:color="#0000dd" style:font-name="Liberation Serif" fo:font-size="10.5pt" fo:letter-spacing="normal" fo:font-style="italic" fo:font-weight="normal" style:font-size-asian="10.5pt" style:font-size-complex="10.5pt"/>
    </style:style>
    <style:style style:name="T25" style:family="text">
      <style:text-properties fo:font-variant="normal" fo:text-transform="none" fo:color="#aa5500" style:font-name="Karla" fo:font-size="12pt" fo:letter-spacing="normal" fo:font-style="italic" fo:font-weight="normal"/>
    </style:style>
    <style:style style:name="T26" style:family="text">
      <style:text-properties fo:font-variant="normal" fo:text-transform="none" fo:color="#aa5500" fo:font-size="12pt" fo:letter-spacing="normal" fo:font-style="italic" fo:font-weight="normal"/>
    </style:style>
    <style:style style:name="T27" style:family="text">
      <style:text-properties fo:font-variant="normal" fo:text-transform="none" fo:color="#aa5500" style:font-name="Liberation Serif" fo:font-size="12pt" fo:letter-spacing="normal" fo:font-style="italic" fo:font-weight="normal"/>
    </style:style>
    <style:style style:name="T28" style:family="text">
      <style:text-properties fo:font-variant="normal" fo:text-transform="none" fo:color="#aa5500" style:font-name="Liberation Serif" fo:letter-spacing="normal" fo:font-style="italic" fo:font-weight="normal"/>
    </style:style>
    <style:style style:name="T29" style:family="text">
      <style:text-properties fo:font-variant="normal" fo:text-transform="none" fo:color="#aa5500" style:font-name="Liberation Serif" fo:font-size="10.5pt" fo:letter-spacing="normal" fo:font-style="italic" fo:font-weight="normal" style:font-size-asian="10.5pt" style:font-size-complex="10.5pt"/>
    </style:style>
    <style:style style:name="T30" style:family="text">
      <style:text-properties fo:font-variant="normal" fo:text-transform="none" fo:color="#0000aa" style:font-name="Karla" fo:font-size="12pt" fo:letter-spacing="normal" fo:font-style="italic" fo:font-weight="normal"/>
    </style:style>
    <style:style style:name="T31" style:family="text">
      <style:text-properties fo:font-variant="normal" fo:text-transform="none" fo:color="#0000aa" fo:font-size="12pt" fo:letter-spacing="normal" fo:font-style="italic" fo:font-weight="normal"/>
    </style:style>
    <style:style style:name="T32" style:family="text">
      <style:text-properties fo:font-variant="normal" fo:text-transform="none" fo:color="#0000aa" style:font-name="Liberation Serif" fo:font-size="12pt" fo:letter-spacing="normal" fo:font-style="italic" fo:font-weight="normal"/>
    </style:style>
    <style:style style:name="T33" style:family="text">
      <style:text-properties fo:font-variant="normal" fo:text-transform="none" fo:color="#0000aa" style:font-name="Liberation Serif" fo:letter-spacing="normal" fo:font-style="italic" fo:font-weight="normal"/>
    </style:style>
    <style:style style:name="T34" style:family="text">
      <style:text-properties fo:font-variant="normal" fo:text-transform="none" fo:color="#0000aa" style:font-name="Liberation Serif" fo:font-size="10.5pt" fo:letter-spacing="normal" fo:font-style="italic" fo:font-weight="normal" style:font-size-asian="10.5pt" style:font-size-complex="10.5pt"/>
    </style:style>
    <style:style style:name="T35" style:family="text">
      <style:text-properties fo:font-variant="normal" fo:text-transform="none" fo:color="#2020a0" style:font-name="Montserrat" fo:letter-spacing="normal" fo:font-style="normal"/>
    </style:style>
    <style:style style:name="T36" style:family="text">
      <style:text-properties fo:font-variant="normal" fo:text-transform="none" fo:color="#2020a0" style:font-name="Montserrat" fo:font-size="12pt" fo:letter-spacing="normal" fo:font-style="normal" fo:font-weight="normal"/>
    </style:style>
    <style:style style:name="T37" style:family="text">
      <style:text-properties fo:font-variant="normal" fo:text-transform="none" fo:color="#2020a0" fo:letter-spacing="normal" fo:font-style="normal"/>
    </style:style>
    <style:style style:name="T38" style:family="text">
      <style:text-properties fo:font-variant="normal" fo:text-transform="none" fo:color="#2020a0" fo:letter-spacing="normal" fo:font-style="normal" fo:font-weight="normal"/>
    </style:style>
    <style:style style:name="T39" style:family="text">
      <style:text-properties fo:font-variant="normal" fo:text-transform="none" fo:color="#2020a0" fo:font-size="12pt" fo:letter-spacing="normal" fo:font-style="normal" fo:font-weight="normal"/>
    </style:style>
    <style:style style:name="T40" style:family="text">
      <style:text-properties fo:font-variant="normal" fo:text-transform="none" fo:color="#2020a0" style:font-name="Liberation Serif" fo:letter-spacing="normal" fo:font-style="normal"/>
    </style:style>
    <style:style style:name="T41" style:family="text">
      <style:text-properties fo:font-variant="normal" fo:text-transform="none" fo:color="#2020a0" style:font-name="Liberation Serif" fo:letter-spacing="normal" fo:font-style="normal" fo:font-weight="normal"/>
    </style:style>
    <style:style style:name="T42" style:family="text">
      <style:text-properties fo:font-variant="normal" fo:text-transform="none" fo:color="#2020a0" style:font-name="Liberation Serif" fo:font-size="12pt" fo:letter-spacing="normal" fo:font-style="normal" fo:font-weight="normal"/>
    </style:style>
    <style:style style:name="T43" style:family="text">
      <style:text-properties fo:font-variant="normal" fo:text-transform="none" fo:color="#2020a0" style:font-name="Liberation Serif" fo:font-size="10.5pt" fo:letter-spacing="normal" fo:font-style="normal" style:font-size-asian="10.5pt" style:font-size-complex="10.5pt"/>
    </style:style>
    <style:style style:name="T44" style:family="text">
      <style:text-properties fo:font-variant="normal" fo:text-transform="none" fo:color="#2020a0" style:font-name="Liberation Serif" fo:font-size="10.5pt" fo:letter-spacing="normal" fo:font-style="normal" fo:font-weight="normal" style:font-size-asian="10.5pt" style:font-size-complex="10.5pt"/>
    </style:style>
    <style:style style:name="T45" style:family="text">
      <style:text-properties fo:font-variant="normal" fo:text-transform="none" fo:color="#aa00dd" style:font-name="Karla" fo:font-size="12pt" fo:letter-spacing="normal" fo:font-style="italic" fo:font-weight="normal"/>
    </style:style>
    <style:style style:name="T46" style:family="text">
      <style:text-properties fo:font-variant="normal" fo:text-transform="none" fo:color="#aa00dd" fo:font-size="12pt" fo:letter-spacing="normal" fo:font-style="italic" fo:font-weight="normal"/>
    </style:style>
    <style:style style:name="T47" style:family="text">
      <style:text-properties fo:font-variant="normal" fo:text-transform="none" fo:color="#aa00dd" style:font-name="Liberation Serif" fo:font-size="12pt" fo:letter-spacing="normal" fo:font-style="italic" fo:font-weight="normal"/>
    </style:style>
    <style:style style:name="T48" style:family="text">
      <style:text-properties fo:font-variant="normal" fo:text-transform="none" fo:color="#aa00dd" style:font-name="Liberation Serif" fo:letter-spacing="normal" fo:font-style="italic" fo:font-weight="normal"/>
    </style:style>
    <style:style style:name="T49" style:family="text">
      <style:text-properties fo:font-variant="normal" fo:text-transform="none" fo:color="#aa00dd" style:font-name="Liberation Serif" fo:font-size="10.5pt" fo:letter-spacing="normal" fo:font-style="italic" fo:font-weight="normal" style:font-size-asian="10.5pt" style:font-size-complex="10.5pt"/>
    </style:style>
    <style:style style:name="T50" style:family="text">
      <style:text-properties fo:font-variant="normal" fo:text-transform="none" fo:color="#226699" style:font-name="Karla" fo:font-size="12pt" fo:letter-spacing="normal" fo:font-style="italic" fo:font-weight="normal"/>
    </style:style>
    <style:style style:name="T51" style:family="text">
      <style:text-properties fo:font-variant="normal" fo:text-transform="none" fo:color="#226699" fo:font-size="12pt" fo:letter-spacing="normal" fo:font-style="italic" fo:font-weight="normal"/>
    </style:style>
    <style:style style:name="T52" style:family="text">
      <style:text-properties fo:font-variant="normal" fo:text-transform="none" fo:color="#226699" style:font-name="Liberation Serif" fo:font-size="12pt" fo:letter-spacing="normal" fo:font-style="italic" fo:font-weight="normal"/>
    </style:style>
    <style:style style:name="T53" style:family="text">
      <style:text-properties fo:font-variant="normal" fo:text-transform="none" fo:color="#226699" style:font-name="Liberation Serif" fo:letter-spacing="normal" fo:font-style="italic" fo:font-weight="normal"/>
    </style:style>
    <style:style style:name="T54" style:family="text">
      <style:text-properties fo:font-variant="normal" fo:text-transform="none" fo:color="#226699" style:font-name="Liberation Serif" fo:font-size="10.5pt" fo:letter-spacing="normal" fo:font-style="italic" fo:font-weight="normal" style:font-size-asian="10.5pt" style:font-size-complex="10.5pt"/>
    </style:style>
    <style:style style:name="T55" style:family="text">
      <style:text-properties fo:font-variant="normal" fo:text-transform="none" fo:color="#4c8317" style:font-name="Karla" fo:font-size="12pt" fo:letter-spacing="normal" fo:font-style="italic" fo:font-weight="normal"/>
    </style:style>
    <style:style style:name="T56" style:family="text">
      <style:text-properties fo:font-variant="normal" fo:text-transform="none" fo:color="#4c8317" fo:letter-spacing="normal"/>
    </style:style>
    <style:style style:name="T57" style:family="text">
      <style:text-properties fo:font-variant="normal" fo:text-transform="none" fo:color="#4c8317" fo:font-size="12pt" fo:letter-spacing="normal" fo:font-style="italic" fo:font-weight="normal"/>
    </style:style>
    <style:style style:name="T58" style:family="text">
      <style:text-properties fo:font-variant="normal" fo:text-transform="none" fo:color="#4c8317" style:font-name="Liberation Serif" fo:font-size="12pt" fo:letter-spacing="normal" fo:font-style="italic" fo:font-weight="normal"/>
    </style:style>
    <style:style style:name="T59" style:family="text">
      <style:text-properties fo:font-variant="normal" fo:text-transform="none" fo:color="#4c8317" style:font-name="Liberation Serif" fo:letter-spacing="normal"/>
    </style:style>
    <style:style style:name="T60" style:family="text">
      <style:text-properties fo:font-variant="normal" fo:text-transform="none" fo:color="#4c8317" style:font-name="Liberation Serif" fo:letter-spacing="normal" fo:font-style="italic" fo:font-weight="normal"/>
    </style:style>
    <style:style style:name="T61" style:family="text">
      <style:text-properties fo:font-variant="normal" fo:text-transform="none" fo:color="#4c8317" style:font-name="Liberation Serif" fo:font-size="10.5pt" fo:letter-spacing="normal" fo:font-style="italic" fo:font-weight="normal" style:font-size-asian="10.5pt" style:font-size-complex="10.5pt"/>
    </style:style>
    <style:style style:name="T62" style:family="text">
      <style:text-properties fo:font-variant="normal" fo:text-transform="none" fo:color="#4c8317" style:font-name="Liberation Serif" fo:font-size="10.5pt" fo:letter-spacing="normal" style:font-size-asian="10.5pt" style:font-size-complex="10.5pt"/>
    </style:style>
    <style:style style:name="T63" style:family="text">
      <style:text-properties fo:font-variant="normal" fo:text-transform="none" fo:color="#1e90ff" style:font-name="Karla" fo:font-size="12pt" fo:letter-spacing="normal" fo:font-style="normal" fo:font-weight="bold"/>
    </style:style>
    <style:style style:name="T64" style:family="text">
      <style:text-properties fo:font-variant="normal" fo:text-transform="none" fo:color="#1e90ff" fo:font-size="12pt" fo:letter-spacing="normal" fo:font-style="normal" fo:font-weight="bold"/>
    </style:style>
    <style:style style:name="T65" style:family="text">
      <style:text-properties fo:font-variant="normal" fo:text-transform="none" fo:color="#1e90ff" style:font-name="Liberation Serif" fo:font-size="12pt" fo:letter-spacing="normal" fo:font-style="normal" fo:font-weight="bold"/>
    </style:style>
    <style:style style:name="T66" style:family="text">
      <style:text-properties fo:font-variant="normal" fo:text-transform="none" fo:color="#1e90ff" style:font-name="Liberation Serif" fo:letter-spacing="normal" fo:font-style="normal" fo:font-weight="bold"/>
    </style:style>
    <style:style style:name="T67" style:family="text">
      <style:text-properties fo:font-variant="normal" fo:text-transform="none" fo:color="#1e90ff" style:font-name="Liberation Serif" fo:font-size="10.5pt" fo:letter-spacing="normal" fo:font-style="normal" fo:font-weight="bold" style:font-size-asian="10.5pt" style:font-size-complex="10.5pt"/>
    </style:style>
    <style:style style:name="T68" style:family="text">
      <style:text-properties fo:font-variant="normal" fo:text-transform="none" fo:color="#ff0000" style:font-name="Karla" fo:font-size="12pt" fo:letter-spacing="normal" fo:font-style="italic" fo:font-weight="normal" fo:background-color="#ffaaaa" loext:char-shading-value="0"/>
    </style:style>
    <style:style style:name="T69" style:family="text">
      <style:text-properties fo:font-variant="normal" fo:text-transform="none" fo:color="#ff0000" fo:font-size="12pt" fo:letter-spacing="normal" fo:font-style="italic" fo:font-weight="normal" fo:background-color="#ffaaaa" loext:char-shading-value="0"/>
    </style:style>
    <style:style style:name="T70" style:family="text">
      <style:text-properties fo:font-variant="normal" fo:text-transform="none" fo:color="#ff0000" style:font-name="Liberation Serif" fo:font-size="12pt" fo:letter-spacing="normal" fo:font-style="italic" fo:font-weight="normal" fo:background-color="#ffaaaa" loext:char-shading-value="0"/>
    </style:style>
    <style:style style:name="T71" style:family="text">
      <style:text-properties fo:font-variant="normal" fo:text-transform="none" fo:color="#ff0000" style:font-name="Liberation Serif" fo:letter-spacing="normal" fo:font-style="italic" fo:font-weight="normal" fo:background-color="#ffaaaa" loext:char-shading-value="0"/>
    </style:style>
    <style:style style:name="T72" style:family="text">
      <style:text-properties fo:font-variant="normal" fo:text-transform="none" fo:color="#ff0000" style:font-name="Liberation Serif" fo:font-size="10.5pt" fo:letter-spacing="normal" fo:font-style="italic" fo:font-weight="normal" fo:background-color="#ffaaaa" loext:char-shading-value="0" style:font-size-asian="10.5pt" style:font-size-complex="10.5pt"/>
    </style:style>
    <style:style style:name="T73" style:family="text">
      <style:text-properties fo:font-weight="normal"/>
    </style:style>
    <style:style style:name="T74" style:family="text">
      <style:text-properties style:font-name="Liberation Serif"/>
    </style:style>
    <style:style style:name="T75" style:family="text">
      <style:text-properties style:font-name="Liberation Serif" fo:font-size="10.5pt" style:font-size-asian="10.5pt" style:font-size-complex="10.5pt"/>
    </style:style>
    <style:style style:name="T76" style:family="text">
      <style:text-properties style:font-name="Liberation Serif" fo:font-size="10.5pt" officeooo:rsid="000049d6" style:font-size-asian="10.5pt" style:font-size-complex="10.5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Facil.io</text:p>
      <text:p text:style-name="P46"/>
      <text:p text:style-name="P46"/>
      <text:h text:style-name="P84" text:outline-level="2"><text:bookmark text:name="running-facil-io"/>Running facil.io</text:h>
      <text:p text:style-name="P29">The facil.io IO reactor can be started in single-threaded, multi-threaded, forked (multi-process) and hybrid (forked + multi-threads) modes.</text:p>
      <text:p text:style-name="P29">In cluster mode (when running more than a single process), a crashed worker process will be automatically re-spawned and "hot restart" is enabled (using the USR1 signal).</text:p>
      <text:h text:style-name="P2" text:outline-level="4"><text:bookmark text:name="fio_start"/><text:span text:style-name="Source_20_Text"><text:span text:style-name="T35">fio_start</text:span></text:span></text:h>
      <text:p text:style-name="P4"><text:span text:style-name="Source_20_Text"><text:span text:style-name="T45">void</text:span></text:span><text:span text:style-name="Source_20_Text"><text:span text:style-name="T12"> </text:span></text:span><text:span text:style-name="Source_20_Text"><text:span text:style-name="T50">fio_start</text:span></text:span><text:span text:style-name="Source_20_Text"><text:span text:style-name="T12">(</text:span></text:span><text:span text:style-name="Source_20_Text"><text:span text:style-name="T30">struct</text:span></text:span><text:span text:style-name="Source_20_Text"><text:span text:style-name="T12"> fio_start_args args);</text:span></text:span></text:p>
      <text:p text:style-name="P3"><text:span text:style-name="Source_20_Text"><text:span text:style-name="T55">#define fio_start(...) fio_start((struct fio_start_args){__VA_ARGS__})</text:span></text:span></text:p>
      <text:p text:style-name="P29">Starts the facil.io event loop. This function will return after facil.io is done (after shutdown).</text:p>
      <text:p text:style-name="P29">This method blocks the current thread until the server is stopped (when a SIGINT/SIGTERM is received).</text:p>
      <text:p text:style-name="P1"><text:span text:style-name="T1">The </text:span><text:span text:style-name="Source_20_Text"><text:span text:style-name="T7">fio_start</text:span></text:span><text:span text:style-name="T1"> function is shadowed by the </text:span><text:span text:style-name="Source_20_Text"><text:span text:style-name="T7">fio_start</text:span></text:span><text:span text:style-name="T1"> MACRO, which allows the function to accept "named arguments", i.e.:</text:span></text:p>
      <text:p text:style-name="P3"><text:span text:style-name="Source_20_Text"><text:span text:style-name="T12">fio_start(.threads = </text:span></text:span><text:span text:style-name="Source_20_Text"><text:span text:style-name="T20">4</text:span></text:span><text:span text:style-name="Source_20_Text"><text:span text:style-name="T12">, .workers = </text:span></text:span><text:span text:style-name="Source_20_Text"><text:span text:style-name="T20">2</text:span></text:span><text:span text:style-name="Source_20_Text"><text:span text:style-name="T12">);</text:span></text:span></text:p>
      <text:p text:style-name="P29">The following arguments are supported:</text:p>
      <text:list xml:id="list2847378998" text:style-name="L37">
        <text:list-item>
          <text:p text:style-name="P36"><text:span text:style-name="Source_20_Text"><text:span text:style-name="T7">threads</text:span></text:span><text:span text:style-name="T1">:</text:span></text:p>
          <text:p text:style-name="P30">The number of threads to run in the thread pool.</text:p>
          <text:p text:style-name="P67"><text:span text:style-name="Source_20_Text"><text:span text:style-name="T12">// type:</text:span></text:span></text:p>
          <text:p text:style-name="P71"><text:span text:style-name="Source_20_Text"><text:span text:style-name="T45">int16_t</text:span></text:span><text:span text:style-name="Source_20_Text"><text:span text:style-name="T12"> threads;</text:span></text:span></text:p>
        </text:list-item>
        <text:list-item>
          <text:p text:style-name="P36"><text:span text:style-name="Source_20_Text"><text:span text:style-name="T7">workers</text:span></text:span><text:span text:style-name="T1">:</text:span></text:p>
          <text:p text:style-name="P30">The number of worker processes to run (in addition to a root process)</text:p>
          <text:p text:style-name="P30">This invokes facil.io's cluster mode, where a crashed worker will be automatically re-spawned and "hot restart" is enabled (using the USR1 signal).</text:p>
          <text:p text:style-name="P67"><text:span text:style-name="Source_20_Text"><text:span text:style-name="T12">// type:</text:span></text:span></text:p>
          <text:p text:style-name="P71"><text:span text:style-name="Source_20_Text"><text:span text:style-name="T45">int16_t</text:span></text:span><text:span text:style-name="Source_20_Text"><text:span text:style-name="T12"> workers;</text:span></text:span></text:p>
        </text:list-item>
      </text:list>
      <text:p text:style-name="P29">Negative thread / worker values indicate a fraction of the number of CPU cores. i.e., -2 will normally indicate "half" (1/2) the number of cores.</text:p>
      <text:p text:style-name="P1"><text:span text:style-name="T1">If the other option (i.e. </text:span><text:span text:style-name="Source_20_Text"><text:span text:style-name="T7">.workers</text:span></text:span><text:span text:style-name="T1"> when setting </text:span><text:span text:style-name="Source_20_Text"><text:span text:style-name="T7">.threads</text:span></text:span><text:span text:style-name="T1">) is zero, it will be automatically updated to reflect the option's absolute value. i.e.: if .threads == -2 and .workers == 0, than facil.io will run 2 worker processes with (cores/2) threads per process.</text:span></text:p>
      <text:p text:style-name="Standard"/>
      <text:p text:style-name="Standard"/>
      <text:h text:style-name="P78" text:outline-level="3"><text:bookmark text:name="timer-functions"/>Timer Functions</text:h>
      <text:h text:style-name="P2" text:outline-level="4"><text:bookmark text:name="fio_run_every"/><text:span text:style-name="Source_20_Text"><text:span text:style-name="T35">fio_run_every</text:span></text:span></text:h>
      <text:p text:style-name="P4"><text:span text:style-name="Source_20_Text"><text:span text:style-name="T45">int</text:span></text:span><text:span text:style-name="Source_20_Text"><text:span text:style-name="T12"> </text:span></text:span><text:span text:style-name="Source_20_Text"><text:span text:style-name="T50">fio_run_every</text:span></text:span><text:span text:style-name="Source_20_Text"><text:span text:style-name="T12">(</text:span></text:span><text:span text:style-name="Source_20_Text"><text:span text:style-name="T45">size_t</text:span></text:span><text:span text:style-name="Source_20_Text"><text:span text:style-name="T12"> milliseconds, </text:span></text:span><text:span text:style-name="Source_20_Text"><text:span text:style-name="T45">size_t</text:span></text:span><text:span text:style-name="Source_20_Text"><text:span text:style-name="T12"> repetitions, </text:span></text:span><text:span text:style-name="Source_20_Text"><text:span text:style-name="T45">void</text:span></text:span><text:span text:style-name="Source_20_Text"><text:span text:style-name="T12"> (*task)(</text:span></text:span><text:span text:style-name="Source_20_Text"><text:span text:style-name="T45">void</text:span></text:span><text:span text:style-name="Source_20_Text"><text:span text:style-name="T12"> *),</text:span></text:span></text:p>
      <text:p text:style-name="P3"><text:span text:style-name="Source_20_Text"><text:span text:style-name="T13"><text:s text:c="17"/></text:span></text:span><text:span text:style-name="Source_20_Text"><text:span text:style-name="T45">void</text:span></text:span><text:span text:style-name="Source_20_Text"><text:span text:style-name="T12"> *arg, </text:span></text:span><text:span text:style-name="Source_20_Text"><text:span text:style-name="T45">void</text:span></text:span><text:span text:style-name="Source_20_Text"><text:span text:style-name="T12"> (*on_finish)(</text:span></text:span><text:span text:style-name="Source_20_Text"><text:span text:style-name="T45">void</text:span></text:span><text:span text:style-name="Source_20_Text"><text:span text:style-name="T12"> *));</text:span></text:span></text:p>
      <text:p text:style-name="P29">Creates a timer to run a task at the specified interval.</text:p>
      <text:p text:style-name="P1"><text:soft-page-break/><text:span text:style-name="T1">Timer tasks accept only a single user data pointer (</text:span><text:span text:style-name="Source_20_Text"><text:span text:style-name="T7">udata</text:span></text:span><text:span text:style-name="T1"> ).</text:span></text:p>
      <text:p text:style-name="P1"><text:span text:style-name="T1">The task will repeat </text:span><text:span text:style-name="Source_20_Text"><text:span text:style-name="T7">repetitions</text:span></text:span><text:span text:style-name="T1"> times. If </text:span><text:span text:style-name="Source_20_Text"><text:span text:style-name="T7">repetitions</text:span></text:span><text:span text:style-name="T1"> is set to 0, task will repeat forever.</text:span></text:p>
      <text:p text:style-name="P1"><text:span text:style-name="T1">The </text:span><text:span text:style-name="Source_20_Text"><text:span text:style-name="T7">on_finish</text:span></text:span><text:span text:style-name="T1"> handler is always called (even on error).</text:span></text:p>
      <text:p text:style-name="P29">Returns -1 on error.</text:p>
      <text:h text:style-name="P78" text:outline-level="3"><text:bookmark text:name="connection-task-scheduling"/>Connection task scheduling</text:h>
      <text:p text:style-name="P1"><text:span text:style-name="T1">Connection tasks are performed within one of the connection's locks (</text:span><text:span text:style-name="Source_20_Text"><text:span text:style-name="T7">FIO_PR_LOCK_TASK</text:span></text:span><text:span text:style-name="T1">, </text:span><text:span text:style-name="Source_20_Text"><text:span text:style-name="T7">FIO_PR_LOCK_WRITE</text:span></text:span><text:span text:style-name="T1">, </text:span><text:span text:style-name="Source_20_Text"><text:span text:style-name="T7">FIO_PR_LOCK_STATE</text:span></text:span><text:span text:style-name="T1">), assuring a measure of safety.</text:span></text:p>
      <text:h text:style-name="P2" text:outline-level="4"><text:bookmark text:name="fio_defer_io_task"/><text:span text:style-name="Source_20_Text"><text:span text:style-name="T35">fio_defer_io_task</text:span></text:span></text:h>
      <text:p text:style-name="P4"><text:span text:style-name="Source_20_Text"><text:span text:style-name="T45">void</text:span></text:span><text:span text:style-name="Source_20_Text"><text:span text:style-name="T12"> </text:span></text:span><text:span text:style-name="Source_20_Text"><text:span text:style-name="T50">fio_defer_io_task</text:span></text:span><text:span text:style-name="Source_20_Text"><text:span text:style-name="T12">(</text:span></text:span><text:span text:style-name="Source_20_Text"><text:span text:style-name="T45">intptr_t</text:span></text:span><text:span text:style-name="Source_20_Text"><text:span text:style-name="T12"> uuid, fio_defer_iotask_args_s args);</text:span></text:span></text:p>
      <text:p text:style-name="P4"><text:span text:style-name="Source_20_Text"><text:span text:style-name="T55">#define fio_defer_io_task(uuid, ...) <text:s text:c="42"/>\</text:span></text:span></text:p>
      <text:p text:style-name="P3"><text:span text:style-name="Source_20_Text"><text:span text:style-name="T56"><text:s/></text:span></text:span><text:span text:style-name="Source_20_Text"><text:span text:style-name="T55">fio_defer_connection_task((uuid), (fio_defer_iotask_args_s){__VA_ARGS__})</text:span></text:span></text:p>
      <text:p text:style-name="P29">This function schedules an IO task using the specified lock type.</text:p>
      <text:p text:style-name="P1"><text:span text:style-name="T1">This function is shadowed by a macro, allowing it to accept named arguments, much like </text:span><text:a xlink:type="simple" xlink:href="http://facil.io/0.7.x/fio#fio_start" text:style-name="Internet_20_link" text:visited-style-name="Visited_20_Internet_20_Link">fio_start</text:a><text:span text:style-name="T1">. The following arguments are recognized:</text:span></text:p>
      <text:list xml:id="list1593829472" text:style-name="L38">
        <text:list-item>
          <text:p text:style-name="P37"><text:span text:style-name="Source_20_Text"><text:span text:style-name="T7">type</text:span></text:span><text:span text:style-name="T1">:</text:span></text:p>
          <text:p text:style-name="P37"><text:span text:style-name="T1">The type of lock that should be used to protect the IO task. Defaults to </text:span><text:span text:style-name="Source_20_Text"><text:span text:style-name="T7">FIO_PR_LOCK_TASK</text:span></text:span><text:span text:style-name="T1"> (see later).</text:span></text:p>
          <text:p text:style-name="P68"><text:span text:style-name="Source_20_Text"><text:span text:style-name="T12">// type:</text:span></text:span></text:p>
          <text:p text:style-name="P72"><text:span text:style-name="Source_20_Text"><text:span text:style-name="T30">enum</text:span></text:span><text:span text:style-name="Source_20_Text"><text:span text:style-name="T12"> fio_protocol_lock_e type;</text:span></text:span></text:p>
        </text:list-item>
        <text:list-item>
          <text:p text:style-name="P37"><text:span text:style-name="Source_20_Text"><text:span text:style-name="T7">task</text:span></text:span><text:span text:style-name="T1">:</text:span></text:p>
          <text:p text:style-name="P37"><text:span text:style-name="T1">The task (function) to be performed. The tasks accepts the connection's </text:span><text:span text:style-name="Source_20_Text"><text:span text:style-name="T7">uuid</text:span></text:span><text:span text:style-name="T1">, a pointer to the protocol object and the opaque </text:span><text:span text:style-name="Source_20_Text"><text:span text:style-name="T7">udata</text:span></text:span><text:span text:style-name="T1"> pointer passed to </text:span><text:span text:style-name="Source_20_Text"><text:span text:style-name="T7">fio_defer_io_task</text:span></text:span><text:span text:style-name="T1">.</text:span></text:p>
          <text:p text:style-name="P68"><text:span text:style-name="Source_20_Text"><text:span text:style-name="T12">// Callback example:</text:span></text:span></text:p>
          <text:p text:style-name="P72"><text:span text:style-name="Source_20_Text"><text:span text:style-name="T45">void</text:span></text:span><text:span text:style-name="Source_20_Text"><text:span text:style-name="T12"> </text:span></text:span><text:span text:style-name="Source_20_Text"><text:span text:style-name="T50">task</text:span></text:span><text:span text:style-name="Source_20_Text"><text:span text:style-name="T12">(</text:span></text:span><text:span text:style-name="Source_20_Text"><text:span text:style-name="T45">intptr_t</text:span></text:span><text:span text:style-name="Source_20_Text"><text:span text:style-name="T12"> uuid, fio_protocol_s *, </text:span></text:span><text:span text:style-name="Source_20_Text"><text:span text:style-name="T45">void</text:span></text:span><text:span text:style-name="Source_20_Text"><text:span text:style-name="T12"> *udata);</text:span></text:span></text:p>
        </text:list-item>
        <text:list-item>
          <text:p text:style-name="P37"><text:span text:style-name="Source_20_Text"><text:span text:style-name="T7">fallback</text:span></text:span><text:span text:style-name="T1">:</text:span></text:p>
          <text:p text:style-name="P37"><text:span text:style-name="T1">A fallback task (function) to be performed in cases where the </text:span><text:span text:style-name="Source_20_Text"><text:span text:style-name="T7">uuid</text:span></text:span><text:span text:style-name="T1"> isn't valid by the time the task should be executed. The fallback task accepts the connection's </text:span><text:span text:style-name="Source_20_Text"><text:span text:style-name="T7">uuid</text:span></text:span><text:span text:style-name="T1"> and the opaque </text:span><text:span text:style-name="Source_20_Text"><text:span text:style-name="T7">udata</text:span></text:span><text:span text:style-name="T1"> pointer passed to </text:span><text:span text:style-name="Source_20_Text"><text:span text:style-name="T7">fio_defer_io_task</text:span></text:span><text:span text:style-name="T1">.</text:span></text:p>
          <text:p text:style-name="P68"><text:span text:style-name="Source_20_Text"><text:span text:style-name="T12">// Callback example:</text:span></text:span></text:p>
          <text:p text:style-name="P72"><text:span text:style-name="Source_20_Text"><text:span text:style-name="T45">void</text:span></text:span><text:span text:style-name="Source_20_Text"><text:span text:style-name="T12"> </text:span></text:span><text:span text:style-name="Source_20_Text"><text:span text:style-name="T50">fallback</text:span></text:span><text:span text:style-name="Source_20_Text"><text:span text:style-name="T12">(</text:span></text:span><text:span text:style-name="Source_20_Text"><text:span text:style-name="T45">intptr_t</text:span></text:span><text:span text:style-name="Source_20_Text"><text:span text:style-name="T12"> uuid, </text:span></text:span><text:span text:style-name="Source_20_Text"><text:span text:style-name="T45">void</text:span></text:span><text:span text:style-name="Source_20_Text"><text:span text:style-name="T12"> *udata);</text:span></text:span></text:p>
        </text:list-item>
        <text:list-item>
          <text:p text:style-name="P37"><text:span text:style-name="Source_20_Text"><text:span text:style-name="T7">udata</text:span></text:span><text:span text:style-name="T1">:</text:span></text:p>
          <text:p text:style-name="P31">An opaque pointer that's passed along to the task.</text:p>
          <text:p text:style-name="P68"><text:span text:style-name="Source_20_Text"><text:span text:style-name="T12">// type:</text:span></text:span></text:p>
          <text:p text:style-name="P72"><text:span text:style-name="Source_20_Text"><text:span text:style-name="T45">void</text:span></text:span><text:span text:style-name="Source_20_Text"><text:span text:style-name="T12"> *udata;</text:span></text:span></text:p>
        </text:list-item>
      </text:list>
      <text:p text:style-name="P29">Lock types are one of the following:</text:p>
      <text:list xml:id="list195955168" text:style-name="L39">
        <text:list-item>
          <text:p text:style-name="P38"><text:span text:style-name="Source_20_Text"><text:span text:style-name="T7">FIO_PR_LOCK_TASK</text:span></text:span><text:span text:style-name="T1"> - a task lock locks might change data owned by the protocol object. This task is used for tasks such as </text:span><text:span text:style-name="Source_20_Text"><text:span text:style-name="T7">on_data</text:span></text:span><text:span text:style-name="T1">.</text:span></text:p>
        </text:list-item>
        <text:list-item>
          <text:p text:style-name="P38"><text:soft-page-break/><text:span text:style-name="Source_20_Text"><text:span text:style-name="T7">FIO_PR_LOCK_WRITE</text:span></text:span><text:span text:style-name="T1"> - a lock that promises only to use static data (data that tasks never changes) in order to write to the underlying socket. This lock is used for tasks such as </text:span><text:span text:style-name="Source_20_Text"><text:span text:style-name="T7">on_ready</text:span></text:span><text:span text:style-name="T1"> and </text:span><text:span text:style-name="Source_20_Text"><text:span text:style-name="T7">ping</text:span></text:span></text:p>
        </text:list-item>
        <text:list-item>
          <text:p text:style-name="P38"><text:span text:style-name="Source_20_Text"><text:span text:style-name="T7">FIO_PR_LOCK_STATE</text:span></text:span><text:span text:style-name="T1"> - a lock that promises only to retrieve static data (data that tasks never changes), performing no actions. This usually isn't used for client side code (used internally by facil) and is only meant for very short locks.</text:span></text:p>
        </text:list-item>
      </text:list>
      <text:h text:style-name="P78" text:outline-level="3"><text:bookmark text:name="startup-state-tasks-fork-start-up-idle-etc"/>Startup / State Tasks (fork, start up, idle, etc')</text:h>
      <text:p text:style-name="P29">facil.io allows callbacks to be called when certain events occur (such as before and after forking etc').</text:p>
      <text:p text:style-name="P29">Callbacks will be called from last to first (last callback added executes first), allowing for logical layering of dependencies.</text:p>
      <text:p text:style-name="P29">During an event, changes to the callback list are ignored (callbacks can't remove other callbacks for the same event).</text:p>
      <text:h text:style-name="P2" text:outline-level="4"><text:bookmark text:name="callback_type_e-state-callback-timing-type"/><text:span text:style-name="Source_20_Text"><text:span text:style-name="T35">callback_type_e</text:span></text:span><text:span text:style-name="T35">- State callback timing type</text:span></text:h>
      <text:p text:style-name="P1"><text:span text:style-name="T1">The </text:span><text:span text:style-name="Source_20_Text"><text:span text:style-name="T7">fio_state_callback_*</text:span></text:span><text:span text:style-name="T1"> functions manage callbacks for a specific timing. Valid timings values are:</text:span></text:p>
      <text:list xml:id="list4108543283" text:style-name="L40">
        <text:list-item>
          <text:p text:style-name="P39"><text:span text:style-name="Source_20_Text"><text:span text:style-name="T7">FIO_CALL_ON_INITIALIZE</text:span></text:span><text:span text:style-name="T1">: Called once during library initialization.</text:span></text:p>
        </text:list-item>
        <text:list-item>
          <text:p text:style-name="P39"><text:span text:style-name="Source_20_Text"><text:span text:style-name="T7">FIO_CALL_PRE_START</text:span></text:span><text:span text:style-name="T1">: Called once before starting up the IO reactor.</text:span></text:p>
        </text:list-item>
        <text:list-item>
          <text:p text:style-name="P39"><text:span text:style-name="Source_20_Text"><text:span text:style-name="T7">FIO_CALL_BEFORE_FORK</text:span></text:span><text:span text:style-name="T1">: Called before each time the IO reactor forks a new worker.</text:span></text:p>
        </text:list-item>
        <text:list-item>
          <text:p text:style-name="P39"><text:span text:style-name="Source_20_Text"><text:span text:style-name="T7">FIO_CALL_AFTER_FORK</text:span></text:span><text:span text:style-name="T1">: Called after each fork (both in parent and workers).</text:span></text:p>
        </text:list-item>
        <text:list-item>
          <text:p text:style-name="P39"><text:span text:style-name="Source_20_Text"><text:span text:style-name="T7">FIO_CALL_IN_CHILD</text:span></text:span><text:span text:style-name="T1">: Called by a worker process right after forking (and after </text:span><text:span text:style-name="Source_20_Text"><text:span text:style-name="T7">FIO_CALL_AFTER_FORK</text:span></text:span><text:span text:style-name="T1">).</text:span></text:p>
        </text:list-item>
        <text:list-item>
          <text:p text:style-name="P39"><text:span text:style-name="Source_20_Text"><text:span text:style-name="T7">FIO_CALL_IN_MASTER</text:span></text:span><text:span text:style-name="T1">: Called by the root / master process after forking (and after </text:span><text:span text:style-name="Source_20_Text"><text:span text:style-name="T7">FIO_CALL_AFTER_FORK</text:span></text:span><text:span text:style-name="T1">).</text:span></text:p>
        </text:list-item>
        <text:list-item>
          <text:p text:style-name="P39"><text:span text:style-name="Source_20_Text"><text:span text:style-name="T7">FIO_CALL_ON_START</text:span></text:span><text:span text:style-name="T1">: Called every time a </text:span><text:span text:style-name="Emphasis"><text:span text:style-name="T1">Worker</text:span></text:span><text:span text:style-name="T1"> proceess starts.</text:span></text:p>
        </text:list-item>
        <text:list-item>
          <text:p text:style-name="P39"><text:span text:style-name="Source_20_Text"><text:span text:style-name="T7">FIO_CALL_ON_IDLE</text:span></text:span><text:span text:style-name="T1">: Called when facil.io enters idling mode (idle callbacks might be performed out of order).</text:span></text:p>
        </text:list-item>
        <text:list-item>
          <text:p text:style-name="P39"><text:span text:style-name="Source_20_Text"><text:span text:style-name="T7">FIO_CALL_ON_SHUTDOWN</text:span></text:span><text:span text:style-name="T1">: Called before starting the shutdown sequence.</text:span></text:p>
        </text:list-item>
        <text:list-item>
          <text:p text:style-name="P39"><text:span text:style-name="Source_20_Text"><text:span text:style-name="T7">FIO_CALL_ON_FINISH</text:span></text:span><text:span text:style-name="T1">: Called just before finishing up (both on chlid and parent processes).</text:span></text:p>
        </text:list-item>
        <text:list-item>
          <text:p text:style-name="P39"><text:span text:style-name="Source_20_Text"><text:span text:style-name="T7">FIO_CALL_ON_PARENT_CRUSH</text:span></text:span><text:span text:style-name="T1">: Called by each worker the moment it detects the master process crashed.</text:span></text:p>
        </text:list-item>
        <text:list-item>
          <text:p text:style-name="P39"><text:span text:style-name="Source_20_Text"><text:span text:style-name="T7">FIO_CALL_ON_CHILD_CRUSH</text:span></text:span><text:span text:style-name="T1">: Called by the parent (master) after a worker process crashed.</text:span></text:p>
        </text:list-item>
        <text:list-item>
          <text:p text:style-name="P39"><text:span text:style-name="Source_20_Text"><text:span text:style-name="T7">FIO_CALL_AT_EXIT</text:span></text:span><text:span text:style-name="T1">: An alternative to the system's at_exit.</text:span></text:p>
        </text:list-item>
      </text:list>
      <text:p text:style-name="P29">Callbacks will be called using logical order for build-up and tear-down.</text:p>
      <text:p text:style-name="P29">During initialization related events, FIFO will be used (first in/scheduled, first out/executed).</text:p>
      <text:p text:style-name="P29">During shut-down related tasks, LIFO will be used (last in/scheduled, first out/executed).</text:p>
      <text:p text:style-name="P29">Idling callbacks are scheduled rather than performed during the event, so they might be performed out of order or concurrently when running in multi-threaded mode.</text:p>
      <text:h text:style-name="P2" text:outline-level="4"><text:bookmark text:name="fio_state_callback_add"/><text:span text:style-name="Source_20_Text"><text:span text:style-name="T35">fio_state_callback_add</text:span></text:span></text:h>
      <text:p text:style-name="P3"><text:span text:style-name="Source_20_Text"><text:span text:style-name="T45">void</text:span></text:span><text:span text:style-name="Source_20_Text"><text:span text:style-name="T12"> </text:span></text:span><text:span text:style-name="Source_20_Text"><text:span text:style-name="T50">fio_state_callback_add</text:span></text:span><text:span text:style-name="Source_20_Text"><text:span text:style-name="T12">(callback_type_e, </text:span></text:span><text:span text:style-name="Source_20_Text"><text:span text:style-name="T45">void</text:span></text:span><text:span text:style-name="Source_20_Text"><text:span text:style-name="T12"> (*func)(</text:span></text:span><text:span text:style-name="Source_20_Text"><text:span text:style-name="T45">void</text:span></text:span><text:span text:style-name="Source_20_Text"><text:span text:style-name="T12"> *), </text:span></text:span><text:span text:style-name="Source_20_Text"><text:span text:style-name="T45">void</text:span></text:span><text:span text:style-name="Source_20_Text"><text:span text:style-name="T12"> *arg);</text:span></text:span></text:p>
      <text:p text:style-name="P29"><text:soft-page-break/>Adds a callback to the list of callbacks to be called for the event.</text:p>
      <text:p text:style-name="P29">Callbacks will be called using logical order for build-up and tear-down, according to the event's context.</text:p>
      <text:h text:style-name="P2" text:outline-level="4"><text:bookmark text:name="fio_state_callback_remove"/><text:span text:style-name="Source_20_Text"><text:span text:style-name="T35">fio_state_callback_remove</text:span></text:span></text:h>
      <text:p text:style-name="P3"><text:span text:style-name="Source_20_Text"><text:span text:style-name="T45">int</text:span></text:span><text:span text:style-name="Source_20_Text"><text:span text:style-name="T12"> </text:span></text:span><text:span text:style-name="Source_20_Text"><text:span text:style-name="T50">fio_state_callback_remove</text:span></text:span><text:span text:style-name="Source_20_Text"><text:span text:style-name="T12">(callback_type_e, </text:span></text:span><text:span text:style-name="Source_20_Text"><text:span text:style-name="T45">void</text:span></text:span><text:span text:style-name="Source_20_Text"><text:span text:style-name="T12"> (*func)(</text:span></text:span><text:span text:style-name="Source_20_Text"><text:span text:style-name="T45">void</text:span></text:span><text:span text:style-name="Source_20_Text"><text:span text:style-name="T12"> *), </text:span></text:span><text:span text:style-name="Source_20_Text"><text:span text:style-name="T45">void</text:span></text:span><text:span text:style-name="Source_20_Text"><text:span text:style-name="T12"> *arg);</text:span></text:span></text:p>
      <text:p text:style-name="P29">Removes a callback from the list of callbacks to be called for the event.</text:p>
      <text:p text:style-name="P29">Callbacks will be called using logical order for build-up and tear-down, according to the event's context.</text:p>
      <text:h text:style-name="P2" text:outline-level="4"><text:bookmark text:name="fio_state_callback_force"/><text:span text:style-name="Source_20_Text"><text:span text:style-name="T35">fio_state_callback_force</text:span></text:span></text:h>
      <text:p text:style-name="P3"><text:span text:style-name="Source_20_Text"><text:span text:style-name="T45">void</text:span></text:span><text:span text:style-name="Source_20_Text"><text:span text:style-name="T12"> </text:span></text:span><text:span text:style-name="Source_20_Text"><text:span text:style-name="T50">fio_state_callback_force</text:span></text:span><text:span text:style-name="Source_20_Text"><text:span text:style-name="T12">(callback_type_e);</text:span></text:span></text:p>
      <text:p text:style-name="P29">Forces all the existing callbacks to run, as if the event occurred.</text:p>
      <text:p text:style-name="P29">Callbacks will be called using logical order for build-up and tear-down, according to the event's context.</text:p>
      <text:p text:style-name="P29">During an event, changes to the callback list are ignored (callbacks can't remove other callbacks for the same event).</text:p>
      <text:h text:style-name="P2" text:outline-level="4"><text:bookmark text:name="fio_state_callback_clear"/><text:span text:style-name="Source_20_Text"><text:span text:style-name="T35">fio_state_callback_clear</text:span></text:span></text:h>
      <text:p text:style-name="P3"><text:span text:style-name="Source_20_Text"><text:span text:style-name="T45">void</text:span></text:span><text:span text:style-name="Source_20_Text"><text:span text:style-name="T12"> </text:span></text:span><text:span text:style-name="Source_20_Text"><text:span text:style-name="T50">fio_state_callback_clear</text:span></text:span><text:span text:style-name="Source_20_Text"><text:span text:style-name="T12">(callback_type_e);</text:span></text:span></text:p>
      <text:p text:style-name="P29">Clears all the existing callbacks for the event (doesn't effect a currently firing event).</text:p>
      <text:p text:style-name="Standard"/>
      <text:p text:style-name="Standard"/>
      <text:h text:style-name="P84" text:outline-level="2"><text:bookmark text:name="pub-sub-services"/>Pub/Sub Services</text:h>
      <text:p text:style-name="P1"><text:span text:style-name="T1">facil.io supports a </text:span><text:a xlink:type="simple" xlink:href="https://en.wikipedia.org/wiki/Publish–subscribe_pattern" text:style-name="Internet_20_link" text:visited-style-name="Visited_20_Internet_20_Link">Publish–Subscribe Pattern</text:a><text:span text:style-name="T1"> API which can be used for Inter Process Communication (IPC), messaging, horizontal scaling and similar use-cases.</text:span></text:p>
      <text:h text:style-name="P78" text:outline-level="3"><text:bookmark text:name="subscription-control"/>Subscription Control</text:h>
      <text:h text:style-name="P2" text:outline-level="4"><text:bookmark text:name="fio_subscribe"/><text:span text:style-name="Source_20_Text"><text:span text:style-name="T35">fio_subscribe</text:span></text:span></text:h>
      <text:p text:style-name="P4"><text:span text:style-name="Source_20_Text"><text:span text:style-name="T12">subscription_s *</text:span></text:span><text:span text:style-name="Source_20_Text"><text:span text:style-name="T50">fio_subscribe</text:span></text:span><text:span text:style-name="Source_20_Text"><text:span text:style-name="T12">(subscribe_args_s args);</text:span></text:span></text:p>
      <text:p text:style-name="P3"><text:span text:style-name="Source_20_Text"><text:span text:style-name="T55">#define fio_subscribe(...) fio_subscribe((subscribe_args_s){__VA_ARGS__})</text:span></text:span></text:p>
      <text:p text:style-name="P29">This function subscribes to either a numerical "filter" or a named channel (but not both).</text:p>
      <text:p text:style-name="P1"><text:span text:style-name="T1">The </text:span><text:span text:style-name="Source_20_Text"><text:span text:style-name="T7">fio_subscribe</text:span></text:span><text:span text:style-name="T1"> function is shadowed by the </text:span><text:span text:style-name="Source_20_Text"><text:span text:style-name="T7">fio_subscribe</text:span></text:span><text:span text:style-name="T1"> MACRO, which allows the function to accept "named arguments", as shown in the following example:</text:span></text:p>
      <text:p text:style-name="P4"><text:span text:style-name="Source_20_Text"><text:span text:style-name="T30">static</text:span></text:span><text:span text:style-name="Source_20_Text"><text:span text:style-name="T12"> </text:span></text:span><text:span text:style-name="Source_20_Text"><text:span text:style-name="T45">void</text:span></text:span><text:span text:style-name="Source_20_Text"><text:span text:style-name="T12"> </text:span></text:span><text:span text:style-name="Source_20_Text"><text:span text:style-name="T50">my_message_handler</text:span></text:span><text:span text:style-name="Source_20_Text"><text:span text:style-name="T12">(fio_msg_s *msg); </text:span></text:span></text:p>
      <text:p text:style-name="P4"><text:span text:style-name="Source_20_Text"><text:span text:style-name="T12">//...</text:span></text:span></text:p>
      <text:p text:style-name="P4"><text:span text:style-name="Source_20_Text"><text:span text:style-name="T12">subscription_s * s = fio_subscribe(.channel = {.data=</text:span></text:span><text:span text:style-name="Source_20_Text"><text:span text:style-name="T25">"name"</text:span></text:span><text:span text:style-name="Source_20_Text"><text:span text:style-name="T12">, .len = </text:span></text:span><text:span text:style-name="Source_20_Text"><text:span text:style-name="T20">4</text:span></text:span><text:span text:style-name="Source_20_Text"><text:span text:style-name="T12">},</text:span></text:span></text:p>
      <text:p text:style-name="P3"><text:span text:style-name="Source_20_Text"><text:span text:style-name="T13"><text:s text:c="35"/></text:span></text:span><text:span text:style-name="Source_20_Text"><text:span text:style-name="T12">.on_message = my_message_handler);</text:span></text:span></text:p>
      <text:p text:style-name="P29">The function accepts the following named arguments:</text:p>
      <text:list xml:id="list2968717011" text:style-name="L41">
        <text:list-item>
          <text:p text:style-name="P40"><text:span text:style-name="Source_20_Text"><text:span text:style-name="T7">filter</text:span></text:span><text:span text:style-name="T1">:</text:span></text:p>
          <text:p text:style-name="P40"><text:span text:style-name="T1">If </text:span><text:span text:style-name="Source_20_Text"><text:span text:style-name="T7">filter</text:span></text:span><text:span text:style-name="T1"> is set, all messages that match the filter's numerical value will be forwarded to the subscription's callback.</text:span></text:p>
          <text:p text:style-name="P32">Subscriptions can either require a match by filter or match by channel. This will match the subscription by filter.</text:p>
          <text:p text:style-name="P40"><text:soft-page-break/><text:span text:style-name="Strong_20_Emphasis"><text:span text:style-name="T1">Note</text:span></text:span><text:span text:style-name="T1">: filter based messages are considered internal. They aren't shared with external pub/sub services (such as Redis) and they are ignored by meta-data callbacks (both subjects are covered later on).</text:span></text:p>
          <text:p text:style-name="P69"><text:span text:style-name="Source_20_Text"><text:span text:style-name="T12">// type:</text:span></text:span></text:p>
          <text:p text:style-name="P73"><text:span text:style-name="Source_20_Text"><text:span text:style-name="T45">int32_t</text:span></text:span><text:span text:style-name="Source_20_Text"><text:span text:style-name="T12"> filter;</text:span></text:span></text:p>
        </text:list-item>
        <text:list-item>
          <text:p text:style-name="P40"><text:span text:style-name="Source_20_Text"><text:span text:style-name="T7">channel</text:span></text:span><text:span text:style-name="T1">:</text:span></text:p>
          <text:p text:style-name="P40"><text:span text:style-name="T1">If </text:span><text:span text:style-name="Source_20_Text"><text:span text:style-name="T7">filter == 0</text:span></text:span><text:span text:style-name="T1"> (or unset), than the subscription will be made using </text:span><text:span text:style-name="Source_20_Text"><text:span text:style-name="T7">channel</text:span></text:span><text:span text:style-name="T1"> binary name matching. Note that and empty string (NULL pointer and 0 length) is a valid channel name.</text:span></text:p>
          <text:p text:style-name="P40"><text:span text:style-name="T1">Subscriptions can either require a match by filter or match by channel. This will match the subscription by channel (only messages with no </text:span><text:span text:style-name="Source_20_Text"><text:span text:style-name="T7">filter</text:span></text:span><text:span text:style-name="T1"> will be received).</text:span></text:p>
          <text:p text:style-name="P69"><text:span text:style-name="Source_20_Text"><text:span text:style-name="T12">// type:</text:span></text:span></text:p>
          <text:p text:style-name="P73"><text:span text:style-name="Source_20_Text"><text:span text:style-name="T12">fio_str_info_s channel;</text:span></text:span></text:p>
        </text:list-item>
        <text:list-item>
          <text:p text:style-name="P40"><text:span text:style-name="Source_20_Text"><text:span text:style-name="T7">match</text:span></text:span><text:span text:style-name="T1">:</text:span></text:p>
          <text:p text:style-name="P40"><text:span text:style-name="T1">If an optional </text:span><text:span text:style-name="Source_20_Text"><text:span text:style-name="T7">match</text:span></text:span><text:span text:style-name="T1"> callback is provided, pattern matching will be used as an alternative to exact channel name matching.</text:span></text:p>
          <text:p text:style-name="P40"><text:span text:style-name="T1">A single matching function is bundled with facil.io (</text:span><text:span text:style-name="Source_20_Text"><text:span text:style-name="T7">FIO_MATCH_GLOB</text:span></text:span><text:span text:style-name="T1">), which follows the Redis matching logic.</text:span></text:p>
          <text:p text:style-name="P32">This is significantly slower, as no Hash Map can be used to locate a match - each message published to a channel will be tested for a match against each pattern.</text:p>
          <text:p text:style-name="P69"><text:span text:style-name="Source_20_Text"><text:span text:style-name="T12">// callback example:</text:span></text:span></text:p>
          <text:p text:style-name="P69"><text:span text:style-name="Source_20_Text"><text:span text:style-name="T45">int</text:span></text:span><text:span text:style-name="Source_20_Text"><text:span text:style-name="T12"> </text:span></text:span><text:span text:style-name="Source_20_Text"><text:span text:style-name="T50">foo_bar_match_fn</text:span></text:span><text:span text:style-name="Source_20_Text"><text:span text:style-name="T12">(fio_str_info_s pattern, fio_str_info_s channel);</text:span></text:span></text:p>
          <text:p text:style-name="P69"><text:span text:style-name="Source_20_Text"><text:span text:style-name="T12">// type:</text:span></text:span></text:p>
          <text:p text:style-name="P69"><text:span text:style-name="Source_20_Text"><text:span text:style-name="T30">typedef</text:span></text:span><text:span text:style-name="Source_20_Text"><text:span text:style-name="T12"> </text:span></text:span><text:span text:style-name="Source_20_Text"><text:span text:style-name="T50">int</text:span></text:span><text:span text:style-name="Source_20_Text"><text:span text:style-name="T12"> (*fio_match_fn)(fio_str_info_s pattern, fio_str_info_s channel);</text:span></text:span></text:p>
          <text:p text:style-name="P69"><text:span text:style-name="Source_20_Text"><text:span text:style-name="T12">fio_match_fn match;</text:span></text:span></text:p>
          <text:p text:style-name="P73"><text:span text:style-name="Source_20_Text"><text:span text:style-name="T30">extern</text:span></text:span><text:span text:style-name="Source_20_Text"><text:span text:style-name="T12"> fio_match_fn FIO_MATCH_GLOB;</text:span></text:span></text:p>
        </text:list-item>
        <text:list-item>
          <text:p text:style-name="P40"><text:span text:style-name="Source_20_Text"><text:span text:style-name="T7">on_message</text:span></text:span><text:span text:style-name="T1">:</text:span></text:p>
          <text:p text:style-name="P32">The callback will be called for each message forwarded to the subscription.</text:p>
          <text:p text:style-name="P69"><text:span text:style-name="Source_20_Text"><text:span text:style-name="T12">// callback example:</text:span></text:span></text:p>
          <text:p text:style-name="P73"><text:span text:style-name="Source_20_Text"><text:span text:style-name="T45">void</text:span></text:span><text:span text:style-name="Source_20_Text"><text:span text:style-name="T12"> </text:span></text:span><text:span text:style-name="Source_20_Text"><text:span text:style-name="T50">on_message</text:span></text:span><text:span text:style-name="Source_20_Text"><text:span text:style-name="T12">(fio_msg_s *msg);</text:span></text:span></text:p>
        </text:list-item>
        <text:list-item>
          <text:p text:style-name="P40"><text:span text:style-name="Source_20_Text"><text:span text:style-name="T7">on_unsubscribe</text:span></text:span><text:span text:style-name="T1">:</text:span></text:p>
          <text:p text:style-name="P32">The callback will be called once the subscription is canceled, allowing it's resources to be freed.</text:p>
          <text:p text:style-name="P69"><text:span text:style-name="Source_20_Text"><text:span text:style-name="T12">// callback example:</text:span></text:span></text:p>
          <text:p text:style-name="P73"><text:span text:style-name="Source_20_Text"><text:span text:style-name="T45">void</text:span></text:span><text:span text:style-name="Source_20_Text"><text:span text:style-name="T12"> (*on_unsubscribe)(</text:span></text:span><text:span text:style-name="Source_20_Text"><text:span text:style-name="T45">void</text:span></text:span><text:span text:style-name="Source_20_Text"><text:span text:style-name="T12"> *udata1, </text:span></text:span><text:span text:style-name="Source_20_Text"><text:span text:style-name="T45">void</text:span></text:span><text:span text:style-name="Source_20_Text"><text:span text:style-name="T12"> *udata2);</text:span></text:span></text:p>
        </text:list-item>
        <text:list-item>
          <text:p text:style-name="P40"><text:span text:style-name="Source_20_Text"><text:span text:style-name="T7">udata1</text:span></text:span><text:span text:style-name="T1"> and </text:span><text:span text:style-name="Source_20_Text"><text:span text:style-name="T7">udata2</text:span></text:span><text:span text:style-name="T1">:</text:span></text:p>
          <text:p text:style-name="P40"><text:span text:style-name="T1">These are the opaque user data pointers passed to </text:span><text:span text:style-name="Source_20_Text"><text:span text:style-name="T7">on_message</text:span></text:span><text:span text:style-name="T1"> and </text:span><text:span text:style-name="Source_20_Text"><text:span text:style-name="T7">on_unsubscribe</text:span></text:span><text:span text:style-name="T1">.</text:span></text:p>
          <text:p text:style-name="P69"><text:span text:style-name="Source_20_Text"><text:span text:style-name="T12">// type:</text:span></text:span></text:p>
          <text:p text:style-name="P69"><text:soft-page-break/><text:span text:style-name="Source_20_Text"><text:span text:style-name="T45">void</text:span></text:span><text:span text:style-name="Source_20_Text"><text:span text:style-name="T12"> *udata1;</text:span></text:span></text:p>
          <text:p text:style-name="P73"><text:span text:style-name="Source_20_Text"><text:span text:style-name="T45">void</text:span></text:span><text:span text:style-name="Source_20_Text"><text:span text:style-name="T12"> *udata2;</text:span></text:span></text:p>
        </text:list-item>
      </text:list>
      <text:p text:style-name="P1"><text:span text:style-name="T1">The function returns a pointer to the opaque subscription type </text:span><text:span text:style-name="Source_20_Text"><text:span text:style-name="T7">subscription_s</text:span></text:span><text:span text:style-name="T1">.</text:span></text:p>
      <text:p text:style-name="P1"><text:span text:style-name="T1">On error, </text:span><text:span text:style-name="Source_20_Text"><text:span text:style-name="T7">NULL</text:span></text:span><text:span text:style-name="T1"> will be returned and the </text:span><text:span text:style-name="Source_20_Text"><text:span text:style-name="T7">on_unsubscribe</text:span></text:span><text:span text:style-name="T1"> callback will be called.</text:span></text:p>
      <text:p text:style-name="P1"><text:span text:style-name="T1">The </text:span><text:span text:style-name="Source_20_Text"><text:span text:style-name="T7">on_message</text:span></text:span><text:span text:style-name="T1"> should accept a pointer to the </text:span><text:span text:style-name="Source_20_Text"><text:span text:style-name="T7">fio_msg_s</text:span></text:span><text:span text:style-name="T1"> type:</text:span></text:p>
      <text:p text:style-name="P4"><text:span text:style-name="Source_20_Text"><text:span text:style-name="T30">typedef</text:span></text:span><text:span text:style-name="Source_20_Text"><text:span text:style-name="T12"> </text:span></text:span><text:span text:style-name="Source_20_Text"><text:span text:style-name="T30">struct</text:span></text:span><text:span text:style-name="Source_20_Text"><text:span text:style-name="T12"> fio_msg_s {</text:span></text:span></text:p>
      <text:p text:style-name="P4"><text:span text:style-name="Source_20_Text"><text:span text:style-name="T13"><text:s/></text:span></text:span><text:span text:style-name="Source_20_Text"><text:span text:style-name="T45">int32_t</text:span></text:span><text:span text:style-name="Source_20_Text"><text:span text:style-name="T12"> filter;</text:span></text:span></text:p>
      <text:p text:style-name="P4"><text:span text:style-name="Source_20_Text"><text:span text:style-name="T13"><text:s/></text:span></text:span><text:span text:style-name="Source_20_Text"><text:span text:style-name="T12">fio_str_info_s channel;</text:span></text:span></text:p>
      <text:p text:style-name="P4"><text:span text:style-name="Source_20_Text"><text:span text:style-name="T13"><text:s/></text:span></text:span><text:span text:style-name="Source_20_Text"><text:span text:style-name="T12">fio_str_info_s msg;</text:span></text:span></text:p>
      <text:p text:style-name="P4"><text:span text:style-name="Source_20_Text"><text:span text:style-name="T13"><text:s/></text:span></text:span><text:span text:style-name="Source_20_Text"><text:span text:style-name="T45">void</text:span></text:span><text:span text:style-name="Source_20_Text"><text:span text:style-name="T12"> *udata1;</text:span></text:span></text:p>
      <text:p text:style-name="P4"><text:span text:style-name="Source_20_Text"><text:span text:style-name="T13"><text:s/></text:span></text:span><text:span text:style-name="Source_20_Text"><text:span text:style-name="T45">void</text:span></text:span><text:span text:style-name="Source_20_Text"><text:span text:style-name="T12"> *udata2;</text:span></text:span></text:p>
      <text:p text:style-name="P4"><text:span text:style-name="Source_20_Text"><text:span text:style-name="T13"><text:s/></text:span></text:span><text:span text:style-name="Source_20_Text"><text:span text:style-name="T45">uint8_t</text:span></text:span><text:span text:style-name="Source_20_Text"><text:span text:style-name="T12"> is_json;</text:span></text:span></text:p>
      <text:p text:style-name="P3"><text:span text:style-name="Source_20_Text"><text:span text:style-name="T12">} fio_msg_s;</text:span></text:span></text:p>
      <text:list xml:id="list3952382476" text:style-name="L42">
        <text:list-item>
          <text:p text:style-name="P41"><text:span text:style-name="Source_20_Text"><text:span text:style-name="T7">filter</text:span></text:span><text:span text:style-name="T1"> is the numerical filter (if any) used in the </text:span><text:span text:style-name="Source_20_Text"><text:span text:style-name="T7">fio_subscribe</text:span></text:span><text:span text:style-name="T1"> and </text:span><text:span text:style-name="Source_20_Text"><text:span text:style-name="T7">fio_publish</text:span></text:span><text:span text:style-name="T1"> functions. Negative values are reserved and 0 == channel name matching.</text:span></text:p>
        </text:list-item>
        <text:list-item>
          <text:p text:style-name="P41"><text:span text:style-name="Source_20_Text"><text:span text:style-name="T7">channel</text:span></text:span><text:span text:style-name="T1"> is an immutable binary string containing the channel name given to </text:span><text:span text:style-name="Source_20_Text"><text:span text:style-name="T7">fio_publish</text:span></text:span><text:span text:style-name="T1">. See the </text:span><text:a xlink:type="simple" xlink:href="http://facil.io/0.7.x/%60#the-fio_str_info_s-return-value%60" text:style-name="Internet_20_link" text:visited-style-name="Visited_20_Internet_20_Link"><text:span text:style-name="Source_20_Text"><text:span text:style-name="T7">fio_str_info_s</text:span></text:span></text:a><text:a xlink:type="simple" xlink:href="http://facil.io/0.7.x/%60#the-fio_str_info_s-return-value%60" text:style-name="Internet_20_link" text:visited-style-name="Visited_20_Internet_20_Link"><text:span text:style-name="T1"> return value</text:span></text:a><text:span text:style-name="T1"> for details.</text:span></text:p>
        </text:list-item>
        <text:list-item>
          <text:p text:style-name="P41"><text:span text:style-name="Source_20_Text"><text:span text:style-name="T7">msg</text:span></text:span><text:span text:style-name="T1"> is an immutable binary string containing the message data given to </text:span><text:span text:style-name="Source_20_Text"><text:span text:style-name="T7">fio_publish</text:span></text:span><text:span text:style-name="T1">. See the </text:span><text:a xlink:type="simple" xlink:href="http://facil.io/0.7.x/%60#the-fio_str_info_s-return-value%60" text:style-name="Internet_20_link" text:visited-style-name="Visited_20_Internet_20_Link"><text:span text:style-name="Source_20_Text"><text:span text:style-name="T7">fio_str_info_s</text:span></text:span></text:a><text:a xlink:type="simple" xlink:href="http://facil.io/0.7.x/%60#the-fio_str_info_s-return-value%60" text:style-name="Internet_20_link" text:visited-style-name="Visited_20_Internet_20_Link"><text:span text:style-name="T1"> return value</text:span></text:a><text:span text:style-name="T1"> for details.</text:span></text:p>
        </text:list-item>
        <text:list-item>
          <text:p text:style-name="P41"><text:span text:style-name="Source_20_Text"><text:span text:style-name="T7">is_json</text:span></text:span><text:span text:style-name="T1"> is a binary flag (1 or 0) that marks the message as JSON. This is the flag passed as passed to the </text:span><text:span text:style-name="Source_20_Text"><text:span text:style-name="T7">fio_publish</text:span></text:span><text:span text:style-name="T1"> function.</text:span></text:p>
        </text:list-item>
        <text:list-item>
          <text:p text:style-name="P41"><text:span text:style-name="Source_20_Text"><text:span text:style-name="T7">udata1</text:span></text:span><text:span text:style-name="T1"> and </text:span><text:span text:style-name="Source_20_Text"><text:span text:style-name="T7">udata2</text:span></text:span><text:span text:style-name="T1"> are the opaque user data pointers passed to </text:span><text:span text:style-name="Source_20_Text"><text:span text:style-name="T7">fio_subscribe</text:span></text:span><text:span text:style-name="T1"> during the subscription.</text:span></text:p>
        </text:list-item>
      </text:list>
      <text:p text:style-name="P1"><text:span text:style-name="Strong_20_Emphasis"><text:span text:style-name="T1">Note (1)</text:span></text:span><text:span text:style-name="T1">: if a subscription object is no longer required, i.e., if </text:span><text:span text:style-name="Source_20_Text"><text:span text:style-name="T7">fio_unsubscribe</text:span></text:span><text:span text:style-name="T1"> will only be called once a connection was closed or once facil.io is shutting down, consider using </text:span><text:a xlink:type="simple" xlink:href="http://facil.io/0.7.x/fio#fio_uuid_link" text:style-name="Internet_20_link" text:visited-style-name="Visited_20_Internet_20_Link"><text:span text:style-name="Source_20_Text"><text:span text:style-name="T7">fio_uuid_link</text:span></text:span></text:a><text:span text:style-name="T1"> or </text:span><text:a xlink:type="simple" xlink:href="http://facil.io/0.7.x/fio#fio_state_callback_add" text:style-name="Internet_20_link" text:visited-style-name="Visited_20_Internet_20_Link"><text:span text:style-name="Source_20_Text"><text:span text:style-name="T7">fio_state_callback_add</text:span></text:span></text:a><text:span text:style-name="T1"> to control the subscription's lifetime.</text:span></text:p>
      <text:p text:style-name="P1"><text:span text:style-name="Strong_20_Emphasis"><text:span text:style-name="T1">Note (2)</text:span></text:span><text:span text:style-name="T1">: passing protocol object pointers to the </text:span><text:span text:style-name="Source_20_Text"><text:span text:style-name="T7">udata</text:span></text:span><text:span text:style-name="T1"> is not safe, since protocol objects might be destroyed or invalidated due to either network events (socket closure) or internal changes (i.e., </text:span><text:span text:style-name="Source_20_Text"><text:span text:style-name="T7">fio_attach</text:span></text:span><text:span text:style-name="T1"> being called). The preferred way is to add the </text:span><text:span text:style-name="Source_20_Text"><text:span text:style-name="T7">uuid</text:span></text:span><text:span text:style-name="T1"> to the </text:span><text:span text:style-name="Source_20_Text"><text:span text:style-name="T7">udata</text:span></text:span><text:span text:style-name="T1"> field and call </text:span><text:a xlink:type="simple" xlink:href="http://facil.io/0.7.x/fio#fio_protocol_try_lock" text:style-name="Internet_20_link" text:visited-style-name="Visited_20_Internet_20_Link"><text:span text:style-name="Source_20_Text"><text:span text:style-name="T7">fio_protocol_try_lock</text:span></text:span></text:a><text:span text:style-name="T1"> to access the protocol object.</text:span></text:p>
      <text:h text:style-name="P2" text:outline-level="4"><text:bookmark text:name="fio_subscription_channel"/><text:span text:style-name="Source_20_Text"><text:span text:style-name="T35">fio_subscription_channel</text:span></text:span></text:h>
      <text:p text:style-name="P3"><text:span text:style-name="Source_20_Text"><text:span text:style-name="T12">fio_str_info_s </text:span></text:span><text:span text:style-name="Source_20_Text"><text:span text:style-name="T50">fio_subscription_channel</text:span></text:span><text:span text:style-name="Source_20_Text"><text:span text:style-name="T12">(subscription_s *subscription);</text:span></text:span></text:p>
      <text:p text:style-name="P29">This helper returns a temporary String with the subscription's channel (or a binary string representing the filter).</text:p>
      <text:p text:style-name="P29">To keep the string beyond the lifetime of the subscription, copy the string.</text:p>
      <text:h text:style-name="P2" text:outline-level="4"><text:bookmark text:name="fio_message_defer"/><text:span text:style-name="Source_20_Text"><text:span text:style-name="T35">fio_message_defer</text:span></text:span></text:h>
      <text:p text:style-name="P3"><text:span text:style-name="Source_20_Text"><text:span text:style-name="T45">void</text:span></text:span><text:span text:style-name="Source_20_Text"><text:span text:style-name="T12"> </text:span></text:span><text:span text:style-name="Source_20_Text"><text:span text:style-name="T50">fio_message_defer</text:span></text:span><text:span text:style-name="Source_20_Text"><text:span text:style-name="T12">(fio_msg_s *msg);</text:span></text:span></text:p>
      <text:p text:style-name="P29">Defers the subscription's callback handler, so the subscription will be called again for the same message.</text:p>
      <text:p text:style-name="P29"><text:soft-page-break/>A classic use case allows facil.io to handle other events while waiting on a lock / mutex to become available in a multi-threaded environment.</text:p>
      <text:h text:style-name="P2" text:outline-level="4"><text:bookmark text:name="fio_unsubscribe"/><text:span text:style-name="Source_20_Text"><text:span text:style-name="T35">fio_unsubscribe</text:span></text:span></text:h>
      <text:p text:style-name="P3"><text:span text:style-name="Source_20_Text"><text:span text:style-name="T45">void</text:span></text:span><text:span text:style-name="Source_20_Text"><text:span text:style-name="T12"> </text:span></text:span><text:span text:style-name="Source_20_Text"><text:span text:style-name="T50">fio_unsubscribe</text:span></text:span><text:span text:style-name="Source_20_Text"><text:span text:style-name="T12">(subscription_s *subscription);</text:span></text:span></text:p>
      <text:p text:style-name="P29">Cancels an existing subscription.</text:p>
      <text:p text:style-name="P29">This function will block if a subscription task is running on a different thread.</text:p>
      <text:p text:style-name="P29">The subscription task won't be called after the function returns.</text:p>
      <text:p text:style-name="Standard"/>
      <text:h text:style-name="P84" text:outline-level="2"><text:bookmark text:name="websockets"/>WebSockets</text:h>
      <text:h text:style-name="P78" text:outline-level="3"/>
      <text:h text:style-name="P78" text:outline-level="3"><text:bookmark text:name="websocket-upgrade-from-http-server"/>WebSocket Upgrade From HTTP (Server)</text:h>
      <text:h text:style-name="P2" text:outline-level="4"><text:bookmark text:name="http_upgrade2ws"/><text:span text:style-name="Source_20_Text"><text:span text:style-name="T35">http_upgrade2ws</text:span></text:span></text:h>
      <text:p text:style-name="P4"><text:span text:style-name="Source_20_Text"><text:span text:style-name="T45">int</text:span></text:span><text:span text:style-name="Source_20_Text"><text:span text:style-name="T12"> </text:span></text:span><text:span text:style-name="Source_20_Text"><text:span text:style-name="T50">http_upgrade2ws</text:span></text:span><text:span text:style-name="Source_20_Text"><text:span text:style-name="T12">(http_s *http, websocket_settings_s);</text:span></text:span></text:p>
      <text:p text:style-name="P4"><text:span text:style-name="Source_20_Text"><text:span text:style-name="T55">#define http_upgrade2ws(http, ...) <text:s text:c="44"/>\</text:span></text:span></text:p>
      <text:p text:style-name="P3"><text:span text:style-name="Source_20_Text"><text:span text:style-name="T56"><text:s text:c="2"/></text:span></text:span><text:span text:style-name="Source_20_Text"><text:span text:style-name="T55">http_upgrade2ws((http), (websocket_settings_s){__VA_ARGS__})</text:span></text:span></text:p>
      <text:p text:style-name="P29">Upgrades an HTTP/1.1 connection to a WebSocket connection.</text:p>
      <text:p text:style-name="P1"><text:span text:style-name="T1">The </text:span><text:span text:style-name="Source_20_Text"><text:span text:style-name="T7">http_upgrade2ws</text:span></text:span><text:span text:style-name="T1"> function is shadowed by the </text:span><text:span text:style-name="Source_20_Text"><text:span text:style-name="T7">http_upgrade2ws</text:span></text:span><text:span text:style-name="T1"> MACRO, which allows the function to accept "named arguments".</text:span></text:p>
      <text:p text:style-name="P1"><text:span text:style-name="T1">In addition to the </text:span><text:span text:style-name="Source_20_Text"><text:span text:style-name="T7">http_s</text:span></text:span><text:span text:style-name="T1"> argument, the following named arguments can be used:</text:span></text:p>
      <text:p text:style-name="Standard"/>
      <text:p text:style-name="Standard"/>
      <text:h text:style-name="P84" text:outline-level="2"><text:bookmark text:name="pub-sub-services1"/>Pub/Sub Services</text:h>
      <text:p text:style-name="P1"><text:span text:style-name="T1">facil.io supports a </text:span><text:a xlink:type="simple" xlink:href="https://en.wikipedia.org/wiki/Publish–subscribe_pattern" text:style-name="Internet_20_link" text:visited-style-name="Visited_20_Internet_20_Link">Publish–Subscribe Pattern</text:a><text:span text:style-name="T1"> API which can be used for Inter Process Communication (IPC), messaging, horizontal scaling and similar use-cases.</text:span></text:p>
      <text:h text:style-name="P78" text:outline-level="3"><text:bookmark text:name="subscription-control1"/>Subscription Control</text:h>
      <text:h text:style-name="P2" text:outline-level="4"><text:bookmark text:name="fio_subscribe1"/><text:span text:style-name="Source_20_Text"><text:span text:style-name="T35">fio_subscribe</text:span></text:span></text:h>
      <text:p text:style-name="P4"><text:span text:style-name="Source_20_Text"><text:span text:style-name="T12">subscription_s *</text:span></text:span><text:span text:style-name="Source_20_Text"><text:span text:style-name="T50">fio_subscribe</text:span></text:span><text:span text:style-name="Source_20_Text"><text:span text:style-name="T12">(subscribe_args_s args);</text:span></text:span></text:p>
      <text:p text:style-name="P3"><text:span text:style-name="Source_20_Text"><text:span text:style-name="T55">#define fio_subscribe(...) fio_subscribe((subscribe_args_s){__VA_ARGS__})</text:span></text:span></text:p>
      <text:p text:style-name="P29">This function subscribes to either a numerical "filter" or a named channel (but not both).</text:p>
      <text:p text:style-name="P1"><text:span text:style-name="T1">The </text:span><text:span text:style-name="Source_20_Text"><text:span text:style-name="T7">fio_subscribe</text:span></text:span><text:span text:style-name="T1"> function is shadowed by the </text:span><text:span text:style-name="Source_20_Text"><text:span text:style-name="T7">fio_subscribe</text:span></text:span><text:span text:style-name="T1"> MACRO, which allows the function to accept "named arguments", as shown in the following example:</text:span></text:p>
      <text:p text:style-name="P4"><text:span text:style-name="Source_20_Text"><text:span text:style-name="T30">static</text:span></text:span><text:span text:style-name="Source_20_Text"><text:span text:style-name="T12"> </text:span></text:span><text:span text:style-name="Source_20_Text"><text:span text:style-name="T45">void</text:span></text:span><text:span text:style-name="Source_20_Text"><text:span text:style-name="T12"> </text:span></text:span><text:span text:style-name="Source_20_Text"><text:span text:style-name="T50">my_message_handler</text:span></text:span><text:span text:style-name="Source_20_Text"><text:span text:style-name="T12">(fio_msg_s *msg); </text:span></text:span></text:p>
      <text:p text:style-name="P4"><text:span text:style-name="Source_20_Text"><text:span text:style-name="T12">//...</text:span></text:span></text:p>
      <text:p text:style-name="P4"><text:span text:style-name="Source_20_Text"><text:span text:style-name="T12">subscription_s * s = fio_subscribe(.channel = {.data=</text:span></text:span><text:span text:style-name="Source_20_Text"><text:span text:style-name="T25">"name"</text:span></text:span><text:span text:style-name="Source_20_Text"><text:span text:style-name="T12">, .len = </text:span></text:span><text:span text:style-name="Source_20_Text"><text:span text:style-name="T20">4</text:span></text:span><text:span text:style-name="Source_20_Text"><text:span text:style-name="T12">},</text:span></text:span></text:p>
      <text:p text:style-name="P3"><text:span text:style-name="Source_20_Text"><text:span text:style-name="T13"><text:s text:c="35"/></text:span></text:span><text:span text:style-name="Source_20_Text"><text:span text:style-name="T12">.on_message = my_message_handler);</text:span></text:span></text:p>
      <text:p text:style-name="P29">The function accepts the following named arguments:</text:p>
      <text:list xml:id="list756556531" text:style-name="L43">
        <text:list-item>
          <text:p text:style-name="P42"><text:span text:style-name="Source_20_Text"><text:span text:style-name="T7">filter</text:span></text:span><text:span text:style-name="T1">:</text:span></text:p>
          <text:p text:style-name="P42"><text:span text:style-name="T1">If </text:span><text:span text:style-name="Source_20_Text"><text:span text:style-name="T7">filter</text:span></text:span><text:span text:style-name="T1"> is set, all messages that match the filter's numerical value will be forwarded to the subscription's callback.</text:span></text:p>
          <text:p text:style-name="P33">Subscriptions can either require a match by filter or match by channel. This will match the subscription by filter.</text:p>
          <text:p text:style-name="P42"><text:soft-page-break/><text:span text:style-name="Strong_20_Emphasis"><text:span text:style-name="T1">Note</text:span></text:span><text:span text:style-name="T1">: filter based messages are considered internal. They aren't shared with external pub/sub services (such as Redis) and they are ignored by meta-data callbacks (both subjects are covered later on).</text:span></text:p>
          <text:p text:style-name="P70"><text:span text:style-name="Source_20_Text"><text:span text:style-name="T12">// type:</text:span></text:span></text:p>
          <text:p text:style-name="P74"><text:span text:style-name="Source_20_Text"><text:span text:style-name="T45">int32_t</text:span></text:span><text:span text:style-name="Source_20_Text"><text:span text:style-name="T12"> filter;</text:span></text:span></text:p>
        </text:list-item>
        <text:list-item>
          <text:p text:style-name="P42"><text:span text:style-name="Source_20_Text"><text:span text:style-name="T7">channel</text:span></text:span><text:span text:style-name="T1">:</text:span></text:p>
          <text:p text:style-name="P42"><text:span text:style-name="T1">If </text:span><text:span text:style-name="Source_20_Text"><text:span text:style-name="T7">filter == 0</text:span></text:span><text:span text:style-name="T1"> (or unset), than the subscription will be made using </text:span><text:span text:style-name="Source_20_Text"><text:span text:style-name="T7">channel</text:span></text:span><text:span text:style-name="T1"> binary name matching. Note that and empty string (NULL pointer and 0 length) is a valid channel name.</text:span></text:p>
          <text:p text:style-name="P42"><text:span text:style-name="T1">Subscriptions can either require a match by filter or match by channel. This will match the subscription by channel (only messages with no </text:span><text:span text:style-name="Source_20_Text"><text:span text:style-name="T7">filter</text:span></text:span><text:span text:style-name="T1"> will be received).</text:span></text:p>
          <text:p text:style-name="P70"><text:span text:style-name="Source_20_Text"><text:span text:style-name="T12">// type:</text:span></text:span></text:p>
          <text:p text:style-name="P74"><text:span text:style-name="Source_20_Text"><text:span text:style-name="T12">fio_str_info_s channel;</text:span></text:span></text:p>
        </text:list-item>
        <text:list-item>
          <text:p text:style-name="P42"><text:span text:style-name="Source_20_Text"><text:span text:style-name="T7">match</text:span></text:span><text:span text:style-name="T1">:</text:span></text:p>
          <text:p text:style-name="P42"><text:span text:style-name="T1">If an optional </text:span><text:span text:style-name="Source_20_Text"><text:span text:style-name="T7">match</text:span></text:span><text:span text:style-name="T1"> callback is provided, pattern matching will be used as an alternative to exact channel name matching.</text:span></text:p>
          <text:p text:style-name="P42"><text:span text:style-name="T1">A single matching function is bundled with facil.io (</text:span><text:span text:style-name="Source_20_Text"><text:span text:style-name="T7">FIO_MATCH_GLOB</text:span></text:span><text:span text:style-name="T1">), which follows the Redis matching logic.</text:span></text:p>
          <text:p text:style-name="P33">This is significantly slower, as no Hash Map can be used to locate a match - each message published to a channel will be tested for a match against each pattern.</text:p>
          <text:p text:style-name="P70"><text:span text:style-name="Source_20_Text"><text:span text:style-name="T12">// callback example:</text:span></text:span></text:p>
          <text:p text:style-name="P70"><text:span text:style-name="Source_20_Text"><text:span text:style-name="T45">int</text:span></text:span><text:span text:style-name="Source_20_Text"><text:span text:style-name="T12"> </text:span></text:span><text:span text:style-name="Source_20_Text"><text:span text:style-name="T50">foo_bar_match_fn</text:span></text:span><text:span text:style-name="Source_20_Text"><text:span text:style-name="T12">(fio_str_info_s pattern, fio_str_info_s channel);</text:span></text:span></text:p>
          <text:p text:style-name="P70"><text:span text:style-name="Source_20_Text"><text:span text:style-name="T12">// type:</text:span></text:span></text:p>
          <text:p text:style-name="P70"><text:span text:style-name="Source_20_Text"><text:span text:style-name="T30">typedef</text:span></text:span><text:span text:style-name="Source_20_Text"><text:span text:style-name="T12"> </text:span></text:span><text:span text:style-name="Source_20_Text"><text:span text:style-name="T50">int</text:span></text:span><text:span text:style-name="Source_20_Text"><text:span text:style-name="T12"> (*fio_match_fn)(fio_str_info_s pattern, fio_str_info_s channel);</text:span></text:span></text:p>
          <text:p text:style-name="P70"><text:span text:style-name="Source_20_Text"><text:span text:style-name="T12">fio_match_fn match;</text:span></text:span></text:p>
          <text:p text:style-name="P74"><text:span text:style-name="Source_20_Text"><text:span text:style-name="T30">extern</text:span></text:span><text:span text:style-name="Source_20_Text"><text:span text:style-name="T12"> fio_match_fn FIO_MATCH_GLOB;</text:span></text:span></text:p>
        </text:list-item>
        <text:list-item>
          <text:p text:style-name="P42"><text:span text:style-name="Source_20_Text"><text:span text:style-name="T7">on_message</text:span></text:span><text:span text:style-name="T1">:</text:span></text:p>
          <text:p text:style-name="P33">The callback will be called for each message forwarded to the subscription.</text:p>
          <text:p text:style-name="P70"><text:span text:style-name="Source_20_Text"><text:span text:style-name="T12">// callback example:</text:span></text:span></text:p>
          <text:p text:style-name="P74"><text:span text:style-name="Source_20_Text"><text:span text:style-name="T45">void</text:span></text:span><text:span text:style-name="Source_20_Text"><text:span text:style-name="T12"> </text:span></text:span><text:span text:style-name="Source_20_Text"><text:span text:style-name="T50">on_message</text:span></text:span><text:span text:style-name="Source_20_Text"><text:span text:style-name="T12">(fio_msg_s *msg);</text:span></text:span></text:p>
        </text:list-item>
        <text:list-item>
          <text:p text:style-name="P42"><text:span text:style-name="Source_20_Text"><text:span text:style-name="T7">on_unsubscribe</text:span></text:span><text:span text:style-name="T1">:</text:span></text:p>
          <text:p text:style-name="P33">The callback will be called once the subscription is canceled, allowing it's resources to be freed.</text:p>
          <text:p text:style-name="P70"><text:span text:style-name="Source_20_Text"><text:span text:style-name="T12">// callback example:</text:span></text:span></text:p>
          <text:p text:style-name="P74"><text:span text:style-name="Source_20_Text"><text:span text:style-name="T45">void</text:span></text:span><text:span text:style-name="Source_20_Text"><text:span text:style-name="T12"> (*on_unsubscribe)(</text:span></text:span><text:span text:style-name="Source_20_Text"><text:span text:style-name="T45">void</text:span></text:span><text:span text:style-name="Source_20_Text"><text:span text:style-name="T12"> *udata1, </text:span></text:span><text:span text:style-name="Source_20_Text"><text:span text:style-name="T45">void</text:span></text:span><text:span text:style-name="Source_20_Text"><text:span text:style-name="T12"> *udata2);</text:span></text:span></text:p>
        </text:list-item>
        <text:list-item>
          <text:p text:style-name="P42"><text:span text:style-name="Source_20_Text"><text:span text:style-name="T7">udata1</text:span></text:span><text:span text:style-name="T1"> and </text:span><text:span text:style-name="Source_20_Text"><text:span text:style-name="T7">udata2</text:span></text:span><text:span text:style-name="T1">:</text:span></text:p>
          <text:p text:style-name="P42"><text:span text:style-name="T1">These are the opaque user data pointers passed to </text:span><text:span text:style-name="Source_20_Text"><text:span text:style-name="T7">on_message</text:span></text:span><text:span text:style-name="T1"> and </text:span><text:span text:style-name="Source_20_Text"><text:span text:style-name="T7">on_unsubscribe</text:span></text:span><text:span text:style-name="T1">.</text:span></text:p>
          <text:p text:style-name="P70"><text:span text:style-name="Source_20_Text"><text:span text:style-name="T12">// type:</text:span></text:span></text:p>
          <text:p text:style-name="P70"><text:soft-page-break/><text:span text:style-name="Source_20_Text"><text:span text:style-name="T45">void</text:span></text:span><text:span text:style-name="Source_20_Text"><text:span text:style-name="T12"> *udata1;</text:span></text:span></text:p>
          <text:p text:style-name="P74"><text:span text:style-name="Source_20_Text"><text:span text:style-name="T45">void</text:span></text:span><text:span text:style-name="Source_20_Text"><text:span text:style-name="T12"> *udata2;</text:span></text:span></text:p>
        </text:list-item>
      </text:list>
      <text:p text:style-name="P1"><text:span text:style-name="T1">The function returns a pointer to the opaque subscription type </text:span><text:span text:style-name="Source_20_Text"><text:span text:style-name="T7">subscription_s</text:span></text:span><text:span text:style-name="T1">.</text:span></text:p>
      <text:p text:style-name="P1"><text:span text:style-name="T1">On error, </text:span><text:span text:style-name="Source_20_Text"><text:span text:style-name="T7">NULL</text:span></text:span><text:span text:style-name="T1"> will be returned and the </text:span><text:span text:style-name="Source_20_Text"><text:span text:style-name="T7">on_unsubscribe</text:span></text:span><text:span text:style-name="T1"> callback will be called.</text:span></text:p>
      <text:p text:style-name="P1"><text:span text:style-name="T1">The </text:span><text:span text:style-name="Source_20_Text"><text:span text:style-name="T7">on_message</text:span></text:span><text:span text:style-name="T1"> should accept a pointer to the </text:span><text:span text:style-name="Source_20_Text"><text:span text:style-name="T7">fio_msg_s</text:span></text:span><text:span text:style-name="T1"> type:</text:span></text:p>
      <text:p text:style-name="P4"><text:span text:style-name="Source_20_Text"><text:span text:style-name="T30">typedef</text:span></text:span><text:span text:style-name="Source_20_Text"><text:span text:style-name="T12"> </text:span></text:span><text:span text:style-name="Source_20_Text"><text:span text:style-name="T30">struct</text:span></text:span><text:span text:style-name="Source_20_Text"><text:span text:style-name="T12"> fio_msg_s {</text:span></text:span></text:p>
      <text:p text:style-name="P4"><text:span text:style-name="Source_20_Text"><text:span text:style-name="T13"><text:s/></text:span></text:span><text:span text:style-name="Source_20_Text"><text:span text:style-name="T45">int32_t</text:span></text:span><text:span text:style-name="Source_20_Text"><text:span text:style-name="T12"> filter;</text:span></text:span></text:p>
      <text:p text:style-name="P4"><text:span text:style-name="Source_20_Text"><text:span text:style-name="T13"><text:s/></text:span></text:span><text:span text:style-name="Source_20_Text"><text:span text:style-name="T12">fio_str_info_s channel;</text:span></text:span></text:p>
      <text:p text:style-name="P4"><text:span text:style-name="Source_20_Text"><text:span text:style-name="T13"><text:s/></text:span></text:span><text:span text:style-name="Source_20_Text"><text:span text:style-name="T12">fio_str_info_s msg;</text:span></text:span></text:p>
      <text:p text:style-name="P4"><text:span text:style-name="Source_20_Text"><text:span text:style-name="T13"><text:s/></text:span></text:span><text:span text:style-name="Source_20_Text"><text:span text:style-name="T45">void</text:span></text:span><text:span text:style-name="Source_20_Text"><text:span text:style-name="T12"> *udata1;</text:span></text:span></text:p>
      <text:p text:style-name="P4"><text:span text:style-name="Source_20_Text"><text:span text:style-name="T13"><text:s/></text:span></text:span><text:span text:style-name="Source_20_Text"><text:span text:style-name="T45">void</text:span></text:span><text:span text:style-name="Source_20_Text"><text:span text:style-name="T12"> *udata2;</text:span></text:span></text:p>
      <text:p text:style-name="P4"><text:span text:style-name="Source_20_Text"><text:span text:style-name="T13"><text:s/></text:span></text:span><text:span text:style-name="Source_20_Text"><text:span text:style-name="T45">uint8_t</text:span></text:span><text:span text:style-name="Source_20_Text"><text:span text:style-name="T12"> is_json;</text:span></text:span></text:p>
      <text:p text:style-name="P3"><text:span text:style-name="Source_20_Text"><text:span text:style-name="T12">} fio_msg_s;</text:span></text:span></text:p>
      <text:list xml:id="list3863982040" text:style-name="L44">
        <text:list-item>
          <text:p text:style-name="P43"><text:span text:style-name="Source_20_Text"><text:span text:style-name="T7">filter</text:span></text:span><text:span text:style-name="T1"> is the numerical filter (if any) used in the </text:span><text:span text:style-name="Source_20_Text"><text:span text:style-name="T7">fio_subscribe</text:span></text:span><text:span text:style-name="T1"> and </text:span><text:span text:style-name="Source_20_Text"><text:span text:style-name="T7">fio_publish</text:span></text:span><text:span text:style-name="T1"> functions. Negative values are reserved and 0 == channel name matching.</text:span></text:p>
        </text:list-item>
        <text:list-item>
          <text:p text:style-name="P43"><text:span text:style-name="Source_20_Text"><text:span text:style-name="T7">channel</text:span></text:span><text:span text:style-name="T1"> is an immutable binary string containing the channel name given to </text:span><text:span text:style-name="Source_20_Text"><text:span text:style-name="T7">fio_publish</text:span></text:span><text:span text:style-name="T1">. See the </text:span><text:a xlink:type="simple" xlink:href="http://facil.io/0.7.x/%60#the-fio_str_info_s-return-value%60" text:style-name="Internet_20_link" text:visited-style-name="Visited_20_Internet_20_Link"><text:span text:style-name="Source_20_Text"><text:span text:style-name="T7">fio_str_info_s</text:span></text:span></text:a><text:a xlink:type="simple" xlink:href="http://facil.io/0.7.x/%60#the-fio_str_info_s-return-value%60" text:style-name="Internet_20_link" text:visited-style-name="Visited_20_Internet_20_Link"><text:span text:style-name="T1"> return value</text:span></text:a><text:span text:style-name="T1"> for details.</text:span></text:p>
        </text:list-item>
        <text:list-item>
          <text:p text:style-name="P43"><text:span text:style-name="Source_20_Text"><text:span text:style-name="T7">msg</text:span></text:span><text:span text:style-name="T1"> is an immutable binary string containing the message data given to </text:span><text:span text:style-name="Source_20_Text"><text:span text:style-name="T7">fio_publish</text:span></text:span><text:span text:style-name="T1">. See the </text:span><text:a xlink:type="simple" xlink:href="http://facil.io/0.7.x/%60#the-fio_str_info_s-return-value%60" text:style-name="Internet_20_link" text:visited-style-name="Visited_20_Internet_20_Link"><text:span text:style-name="Source_20_Text"><text:span text:style-name="T7">fio_str_info_s</text:span></text:span></text:a><text:a xlink:type="simple" xlink:href="http://facil.io/0.7.x/%60#the-fio_str_info_s-return-value%60" text:style-name="Internet_20_link" text:visited-style-name="Visited_20_Internet_20_Link"><text:span text:style-name="T1"> return value</text:span></text:a><text:span text:style-name="T1"> for details.</text:span></text:p>
        </text:list-item>
        <text:list-item>
          <text:p text:style-name="P43"><text:span text:style-name="Source_20_Text"><text:span text:style-name="T7">is_json</text:span></text:span><text:span text:style-name="T1"> is a binary flag (1 or 0) that marks the message as JSON. This is the flag passed as passed to the </text:span><text:span text:style-name="Source_20_Text"><text:span text:style-name="T7">fio_publish</text:span></text:span><text:span text:style-name="T1"> function.</text:span></text:p>
        </text:list-item>
        <text:list-item>
          <text:p text:style-name="P43"><text:span text:style-name="Source_20_Text"><text:span text:style-name="T7">udata1</text:span></text:span><text:span text:style-name="T1"> and </text:span><text:span text:style-name="Source_20_Text"><text:span text:style-name="T7">udata2</text:span></text:span><text:span text:style-name="T1"> are the opaque user data pointers passed to </text:span><text:span text:style-name="Source_20_Text"><text:span text:style-name="T7">fio_subscribe</text:span></text:span><text:span text:style-name="T1"> during the subscription.</text:span></text:p>
        </text:list-item>
      </text:list>
      <text:p text:style-name="P1"><text:span text:style-name="Strong_20_Emphasis"><text:span text:style-name="T1">Note (1)</text:span></text:span><text:span text:style-name="T1">: if a subscription object is no longer required, i.e., if </text:span><text:span text:style-name="Source_20_Text"><text:span text:style-name="T7">fio_unsubscribe</text:span></text:span><text:span text:style-name="T1"> will only be called once a connection was closed or once facil.io is shutting down, consider using </text:span><text:a xlink:type="simple" xlink:href="http://facil.io/0.7.x/fio#fio_uuid_link" text:style-name="Internet_20_link" text:visited-style-name="Visited_20_Internet_20_Link"><text:span text:style-name="Source_20_Text"><text:span text:style-name="T7">fio_uuid_link</text:span></text:span></text:a><text:span text:style-name="T1"> or </text:span><text:a xlink:type="simple" xlink:href="http://facil.io/0.7.x/fio#fio_state_callback_add" text:style-name="Internet_20_link" text:visited-style-name="Visited_20_Internet_20_Link"><text:span text:style-name="Source_20_Text"><text:span text:style-name="T7">fio_state_callback_add</text:span></text:span></text:a><text:span text:style-name="T1"> to control the subscription's lifetime.</text:span></text:p>
      <text:p text:style-name="P1"><text:span text:style-name="Strong_20_Emphasis"><text:span text:style-name="T1">Note (2)</text:span></text:span><text:span text:style-name="T1">: passing protocol object pointers to the </text:span><text:span text:style-name="Source_20_Text"><text:span text:style-name="T7">udata</text:span></text:span><text:span text:style-name="T1"> is not safe, since protocol objects might be destroyed or invalidated due to either network events (socket closure) or internal changes (i.e., </text:span><text:span text:style-name="Source_20_Text"><text:span text:style-name="T7">fio_attach</text:span></text:span><text:span text:style-name="T1"> being called). The preferred way is to add the </text:span><text:span text:style-name="Source_20_Text"><text:span text:style-name="T7">uuid</text:span></text:span><text:span text:style-name="T1"> to the </text:span><text:span text:style-name="Source_20_Text"><text:span text:style-name="T7">udata</text:span></text:span><text:span text:style-name="T1"> field and call </text:span><text:a xlink:type="simple" xlink:href="http://facil.io/0.7.x/fio#fio_protocol_try_lock" text:style-name="Internet_20_link" text:visited-style-name="Visited_20_Internet_20_Link"><text:span text:style-name="Source_20_Text"><text:span text:style-name="T7">fio_protocol_try_lock</text:span></text:span></text:a><text:span text:style-name="T1"> to access the protocol object.</text:span></text:p>
      <text:h text:style-name="P2" text:outline-level="4"><text:bookmark text:name="fio_subscription_channel1"/><text:span text:style-name="Source_20_Text"><text:span text:style-name="T35">fio_subscription_channel</text:span></text:span></text:h>
      <text:p text:style-name="P3"><text:span text:style-name="Source_20_Text"><text:span text:style-name="T12">fio_str_info_s </text:span></text:span><text:span text:style-name="Source_20_Text"><text:span text:style-name="T50">fio_subscription_channel</text:span></text:span><text:span text:style-name="Source_20_Text"><text:span text:style-name="T12">(subscription_s *subscription);</text:span></text:span></text:p>
      <text:p text:style-name="P29">This helper returns a temporary String with the subscription's channel (or a binary string representing the filter).</text:p>
      <text:p text:style-name="P29">To keep the string beyond the lifetime of the subscription, copy the string.</text:p>
      <text:h text:style-name="P2" text:outline-level="4"><text:bookmark text:name="fio_message_defer1"/><text:span text:style-name="Source_20_Text"><text:span text:style-name="T35">fio_message_defer</text:span></text:span></text:h>
      <text:p text:style-name="P3"><text:span text:style-name="Source_20_Text"><text:span text:style-name="T45">void</text:span></text:span><text:span text:style-name="Source_20_Text"><text:span text:style-name="T12"> </text:span></text:span><text:span text:style-name="Source_20_Text"><text:span text:style-name="T50">fio_message_defer</text:span></text:span><text:span text:style-name="Source_20_Text"><text:span text:style-name="T12">(fio_msg_s *msg);</text:span></text:span></text:p>
      <text:p text:style-name="P29">Defers the subscription's callback handler, so the subscription will be called again for the same message.</text:p>
      <text:p text:style-name="P29"><text:soft-page-break/>A classic use case allows facil.io to handle other events while waiting on a lock / mutex to become available in a multi-threaded environment.</text:p>
      <text:p text:style-name="Standard"/>
      <text:h text:style-name="P79" text:outline-level="1"><text:bookmark text:name="command-line-helper"/><text:span text:style-name="T37">Command Line Helper</text:span></text:h>
      <text:p text:style-name="P28">This is a simple Command Line Interface helper extension that makes it easy to handle command line arguments.</text:p>
      <text:p text:style-name="P1"><text:span text:style-name="T5">To use the facil.io CLI API, include the file </text:span><text:span text:style-name="Source_20_Text"><text:span text:style-name="T11">fio_cli.h</text:span></text:span></text:p>
      <text:h text:style-name="P83" text:outline-level="2"><text:bookmark text:name="overview"/>Overview</text:h>
      <text:p text:style-name="P1"><text:span text:style-name="T5">Initializing the CLI helper is easy with a single call to the function/macro </text:span><text:span text:style-name="Source_20_Text"><text:span text:style-name="T11">fio_cli_start</text:span></text:span><text:span text:style-name="T5">.</text:span></text:p>
      <text:p text:style-name="P1"><text:span text:style-name="T5">Data can be accessed either as a C string or an integer using the </text:span><text:span text:style-name="Source_20_Text"><text:span text:style-name="T11">fio_cli_get</text:span></text:span><text:span text:style-name="T5"> and </text:span><text:span text:style-name="Source_20_Text"><text:span text:style-name="T11">fio_cli_set</text:span></text:span><text:span text:style-name="T5"> functions.</text:span></text:p>
      <text:h text:style-name="P77" text:outline-level="3"><text:bookmark text:name="example"/>example</text:h>
      <text:p text:style-name="P4"><text:span text:style-name="Source_20_Text"><text:span text:style-name="T18">fio_cli_start(argc, argv, </text:span></text:span><text:span text:style-name="Source_20_Text"><text:span text:style-name="T24">0</text:span></text:span><text:span text:style-name="Source_20_Text"><text:span text:style-name="T18">, </text:span></text:span><text:span text:style-name="Source_20_Text"><text:span text:style-name="T24">0</text:span></text:span><text:span text:style-name="Source_20_Text"><text:span text:style-name="T18">, </text:span></text:span><text:span text:style-name="Source_20_Text"><text:span text:style-name="T29">"this example accepts the following:"</text:span></text:span><text:span text:style-name="Source_20_Text"><text:span text:style-name="T18">,</text:span></text:span></text:p>
      <text:p text:style-name="P64"/>
      <text:p text:style-name="P4"><text:span text:style-name="Source_20_Text"><text:span text:style-name="T19"><text:s text:c="14"/></text:span></text:span><text:span text:style-name="Source_20_Text"><text:span text:style-name="T18">FIO_CLI_PRINT_HREADER(</text:span></text:span><text:span text:style-name="Source_20_Text"><text:span text:style-name="T29">"Concurrency:"</text:span></text:span><text:span text:style-name="Source_20_Text"><text:span text:style-name="T18">),</text:span></text:span></text:p>
      <text:p text:style-name="P4"><text:span text:style-name="Source_20_Text"><text:span text:style-name="T19"><text:s text:c="14"/></text:span></text:span><text:span text:style-name="Source_20_Text"><text:span text:style-name="T18">FIO_CLI_INT(</text:span></text:span><text:span text:style-name="Source_20_Text"><text:span text:style-name="T29">"-t -thread number of threads to run."</text:span></text:span><text:span text:style-name="Source_20_Text"><text:span text:style-name="T18">),</text:span></text:span></text:p>
      <text:p text:style-name="P4"><text:span text:style-name="Source_20_Text"><text:span text:style-name="T19"><text:s text:c="14"/></text:span></text:span><text:span text:style-name="Source_20_Text"><text:span text:style-name="T18">FIO_CLI_INT(</text:span></text:span><text:span text:style-name="Source_20_Text"><text:span text:style-name="T29">"-w -workers number of workers to run."</text:span></text:span><text:span text:style-name="Source_20_Text"><text:span text:style-name="T18">),</text:span></text:span></text:p>
      <text:p text:style-name="P64"/>
      <text:p text:style-name="P4"><text:span text:style-name="Source_20_Text"><text:span text:style-name="T19"><text:s text:c="14"/></text:span></text:span><text:span text:style-name="Source_20_Text"><text:span text:style-name="T18">FIO_CLI_PRINT_HREADER(</text:span></text:span><text:span text:style-name="Source_20_Text"><text:span text:style-name="T29">"Address Binding:"</text:span></text:span><text:span text:style-name="Source_20_Text"><text:span text:style-name="T18">),</text:span></text:span></text:p>
      <text:p text:style-name="P4"><text:span text:style-name="Source_20_Text"><text:span text:style-name="T19"><text:s text:c="14"/></text:span></text:span><text:span text:style-name="Source_20_Text"><text:span text:style-name="T18">FIO_CLI_STRING(</text:span></text:span><text:span text:style-name="Source_20_Text"><text:span text:style-name="T29">"-b, -address the address to bind to."</text:span></text:span><text:span text:style-name="Source_20_Text"><text:span text:style-name="T18">),</text:span></text:span></text:p>
      <text:p text:style-name="P4"><text:span text:style-name="Source_20_Text"><text:span text:style-name="T19"><text:s text:c="14"/></text:span></text:span><text:span text:style-name="Source_20_Text"><text:span text:style-name="T18">FIO_CLI_INT(</text:span></text:span><text:span text:style-name="Source_20_Text"><text:span text:style-name="T29">"-p,-port the port to bind to."</text:span></text:span><text:span text:style-name="Source_20_Text"><text:span text:style-name="T18">),</text:span></text:span></text:p>
      <text:p text:style-name="P4"><text:span text:style-name="Source_20_Text"><text:span text:style-name="T19"><text:s text:c="14"/></text:span></text:span><text:span text:style-name="Source_20_Text"><text:span text:style-name="T18">FIO_CLI_PRINT(</text:span></text:span><text:span text:style-name="Source_20_Text"><text:span text:style-name="T29">"\t\tset port to zero (0) for Unix s."</text:span></text:span><text:span text:style-name="Source_20_Text"><text:span text:style-name="T18">),</text:span></text:span></text:p>
      <text:p text:style-name="P64"/>
      <text:p text:style-name="P4"><text:span text:style-name="Source_20_Text"><text:span text:style-name="T19"><text:s text:c="14"/></text:span></text:span><text:span text:style-name="Source_20_Text"><text:span text:style-name="T18">FIO_CLI_PRINT_HREADER(</text:span></text:span><text:span text:style-name="Source_20_Text"><text:span text:style-name="T29">"Logging:"</text:span></text:span><text:span text:style-name="Source_20_Text"><text:span text:style-name="T18">),</text:span></text:span></text:p>
      <text:p text:style-name="P4"><text:span text:style-name="Source_20_Text"><text:span text:style-name="T19"><text:s text:c="14"/></text:span></text:span><text:span text:style-name="Source_20_Text"><text:span text:style-name="T18">FIO_CLI_BOOL(</text:span></text:span><text:span text:style-name="Source_20_Text"><text:span text:style-name="T29">"-v -log enable logging."</text:span></text:span><text:span text:style-name="Source_20_Text"><text:span text:style-name="T18">));</text:span></text:span></text:p>
      <text:p text:style-name="P64"/>
      <text:p text:style-name="P4"><text:span text:style-name="Source_20_Text"><text:span text:style-name="T34">if</text:span></text:span><text:span text:style-name="Source_20_Text"><text:span text:style-name="T18"> (fio_cli_get_bool(</text:span></text:span><text:span text:style-name="Source_20_Text"><text:span text:style-name="T29">"-v"</text:span></text:span><text:span text:style-name="Source_20_Text"><text:span text:style-name="T18">)) {</text:span></text:span></text:p>
      <text:p text:style-name="P4"><text:span text:style-name="Source_20_Text"><text:span text:style-name="T19"><text:s text:c="4"/></text:span></text:span><text:span text:style-name="Source_20_Text"><text:span text:style-name="T18">printf(</text:span></text:span><text:span text:style-name="Source_20_Text"><text:span text:style-name="T29">"Logging is enabled\n"</text:span></text:span><text:span text:style-name="Source_20_Text"><text:span text:style-name="T18">);</text:span></text:span></text:p>
      <text:p text:style-name="P4"><text:span text:style-name="Source_20_Text"><text:span text:style-name="T18">}</text:span></text:span></text:p>
      <text:p text:style-name="P64"/>
      <text:p text:style-name="P3"><text:span text:style-name="Source_20_Text"><text:span text:style-name="T18">fio_cli_end();</text:span></text:span></text:p>
      <text:h text:style-name="P83" text:outline-level="2"><text:bookmark text:name="constants"/>Constants</text:h>
      <text:p text:style-name="P28">The following constants are defined by the CLI extension.</text:p>
      <text:h text:style-name="P2" text:outline-level="4"><text:bookmark text:name="fio_cli_string-argument"/><text:span text:style-name="Source_20_Text"><text:span text:style-name="T43">FIO_CLI_STRING(argument)</text:span></text:span></text:h>
      <text:p text:style-name="P28">Indicates the CLI argument should be a String (default).</text:p>
      <text:h text:style-name="P2" text:outline-level="4"><text:bookmark text:name="fio_cli_bool-argument"/><text:span text:style-name="Source_20_Text"><text:span text:style-name="T43">FIO_CLI_BOOL(argument)</text:span></text:span></text:h>
      <text:p text:style-name="P28">Indicates the CLI argument is a Boolean value.</text:p>
      <text:h text:style-name="P2" text:outline-level="4"><text:bookmark text:name="fio_cli_int-argument"/><text:span text:style-name="Source_20_Text"><text:span text:style-name="T43">FIO_CLI_INT(argument)</text:span></text:span></text:h>
      <text:p text:style-name="P28">Indicates the CLI argument should be an Integer (numerical).</text:p>
      <text:h text:style-name="P2" text:outline-level="4"><text:bookmark text:name="fio_cli_print_header-string"/><text:span text:style-name="Source_20_Text"><text:span text:style-name="T43">FIO_CLI_PRINT_HEADER(string)</text:span></text:span></text:h>
      <text:p text:style-name="P28">Indicates the CLI argument should only be used when printing the help output.</text:p>
      <text:p text:style-name="P28">Text will be printed underlined, in a new line, with an extra line break preceding it.</text:p>
      <text:h text:style-name="P2" text:outline-level="4"><text:bookmark text:name="fio_cli_print-string"/><text:span text:style-name="Source_20_Text"><text:span text:style-name="T43">FIO_CLI_PRINT(string)</text:span></text:span></text:h>
      <text:p text:style-name="P28">Indicates the CLI argument should only be used when printing the help output.</text:p>
      <text:p text:style-name="P28">Text will be printed as normal text in a new line.</text:p>
      <text:h text:style-name="P83" text:outline-level="2"><text:bookmark text:name="functions"/>Functions</text:h>
      <text:h text:style-name="P77" text:outline-level="3"><text:bookmark text:name="initialization-destruction"/>Initialization / Destruction</text:h>
      <text:h text:style-name="P2" text:outline-level="4"><text:bookmark text:name="fio_cli_start"/><text:span text:style-name="Source_20_Text"><text:span text:style-name="T43">fio_cli_start</text:span></text:span></text:h>
      <text:p text:style-name="P4"><text:span text:style-name="Source_20_Text"><text:span text:style-name="T49">void</text:span></text:span><text:span text:style-name="Source_20_Text"><text:span text:style-name="T18"> </text:span></text:span><text:span text:style-name="Source_20_Text"><text:span text:style-name="T54">fio_cli_start</text:span></text:span><text:span text:style-name="Source_20_Text"><text:span text:style-name="T18">(</text:span></text:span><text:span text:style-name="Source_20_Text"><text:span text:style-name="T49">int</text:span></text:span><text:span text:style-name="Source_20_Text"><text:span text:style-name="T18"> argc, </text:span></text:span><text:span text:style-name="Source_20_Text"><text:span text:style-name="T49">char</text:span></text:span><text:span text:style-name="Source_20_Text"><text:span text:style-name="T18"> </text:span></text:span><text:span text:style-name="Source_20_Text"><text:span text:style-name="T34">const</text:span></text:span><text:span text:style-name="Source_20_Text"><text:span text:style-name="T18"> *argv[], </text:span></text:span><text:span text:style-name="Source_20_Text"><text:span text:style-name="T49">int</text:span></text:span><text:span text:style-name="Source_20_Text"><text:span text:style-name="T18"> unnamed_min,</text:span></text:span></text:p>
      <text:p text:style-name="P4"><text:span text:style-name="Source_20_Text"><text:span text:style-name="T19"><text:s text:c="19"/></text:span></text:span><text:span text:style-name="Source_20_Text"><text:span text:style-name="T49">int</text:span></text:span><text:span text:style-name="Source_20_Text"><text:span text:style-name="T18"> unnamed_max, </text:span></text:span><text:span text:style-name="Source_20_Text"><text:span text:style-name="T49">char</text:span></text:span><text:span text:style-name="Source_20_Text"><text:span text:style-name="T18"> </text:span></text:span><text:span text:style-name="Source_20_Text"><text:span text:style-name="T34">const</text:span></text:span><text:span text:style-name="Source_20_Text"><text:span text:style-name="T18"> *description,</text:span></text:span></text:p>
      <text:p text:style-name="P4"><text:span text:style-name="Source_20_Text"><text:span text:style-name="T19"><text:s text:c="19"/></text:span></text:span><text:span text:style-name="Source_20_Text"><text:span text:style-name="T49">char</text:span></text:span><text:span text:style-name="Source_20_Text"><text:span text:style-name="T18"> </text:span></text:span><text:span text:style-name="Source_20_Text"><text:span text:style-name="T34">const</text:span></text:span><text:span text:style-name="Source_20_Text"><text:span text:style-name="T18"> **names);</text:span></text:span></text:p>
      <text:p text:style-name="P4"><text:span text:style-name="Source_20_Text"><text:span text:style-name="T18">/* Automatically appends a NULL marker at the end of the `names` array. */</text:span></text:span></text:p>
      <text:p text:style-name="P4"><text:span text:style-name="Source_20_Text"><text:span text:style-name="T61">#define fio_cli_start(argc, argv, unnamed_min, unnamed_max, description, ...) <text:s/>\</text:span></text:span></text:p>
      <text:p text:style-name="P4"><text:span text:style-name="Source_20_Text"><text:span text:style-name="T62"><text:s text:c="2"/></text:span></text:span><text:span text:style-name="Source_20_Text"><text:span text:style-name="T61">fio_cli_start((argc), (argv), (unnamed_min), (unnamed_max), (description), <text:s text:c="2"/>\</text:span></text:span></text:p>
      <text:p text:style-name="P3"><text:span text:style-name="Source_20_Text"><text:span text:style-name="T62"><text:s text:c="16"/></text:span></text:span><text:span text:style-name="Source_20_Text"><text:span text:style-name="T61">(char const *[]){__VA_ARGS__, NULL})</text:span></text:span></text:p>
      <text:p text:style-name="P28"><text:soft-page-break/>This function parses the Command Line Interface (CLI), creating a temporary "dictionary" that allows easy access to the CLI using their names or aliases.</text:p>
      <text:p text:style-name="P28">Command line arguments may be typed. If an optional type requirement is provided and the provided argument fails to match the required type, execution will end and an error message will be printed along with a short "help".</text:p>
      <text:p text:style-name="P28">The following optional type requirements are:</text:p>
      <text:list xml:id="list516146903" text:style-name="L1">
        <text:list-item>
          <text:p text:style-name="P9">FIO_CLI_STRING - (default) string argument.</text:p>
        </text:list-item>
        <text:list-item>
          <text:p text:style-name="P9">FIO_CLI_BOOL - boolean argument (no value).</text:p>
        </text:list-item>
        <text:list-item>
          <text:p text:style-name="P9">FIO_CLI_PRINT_HEADER - header text.</text:p>
        </text:list-item>
        <text:list-item>
          <text:p text:style-name="P7">FIO_CLI_PRINT - normal text.</text:p>
        </text:list-item>
      </text:list>
      <text:p text:style-name="P28">Argument names MUST start with the '-' character. The first word starting without the '-' character will begin the description for the CLI argument.</text:p>
      <text:p text:style-name="P28">The arguments "-?", "-h", "-help" and "--help" are automatically handled unless overridden.</text:p>
      <text:p text:style-name="P28">Example use:</text:p>
      <text:p text:style-name="P4"><text:span text:style-name="Source_20_Text"><text:span text:style-name="T18">fio_cli_start(argc, argv, </text:span></text:span><text:span text:style-name="Source_20_Text"><text:span text:style-name="T24">0</text:span></text:span><text:span text:style-name="Source_20_Text"><text:span text:style-name="T18">, </text:span></text:span><text:span text:style-name="Source_20_Text"><text:span text:style-name="T24">0</text:span></text:span><text:span text:style-name="Source_20_Text"><text:span text:style-name="T18">, </text:span></text:span><text:span text:style-name="Source_20_Text"><text:span text:style-name="T29">"this example accepts the following:"</text:span></text:span><text:span text:style-name="Source_20_Text"><text:span text:style-name="T18">,</text:span></text:span></text:p>
      <text:p text:style-name="P64"/>
      <text:p text:style-name="P4"><text:span text:style-name="Source_20_Text"><text:span text:style-name="T19"><text:s text:c="14"/></text:span></text:span><text:span text:style-name="Source_20_Text"><text:span text:style-name="T18">FIO_CLI_PRINT_HREADER(</text:span></text:span><text:span text:style-name="Source_20_Text"><text:span text:style-name="T29">"Concurrency:"</text:span></text:span><text:span text:style-name="Source_20_Text"><text:span text:style-name="T18">),</text:span></text:span></text:p>
      <text:p text:style-name="P4"><text:span text:style-name="Source_20_Text"><text:span text:style-name="T19"><text:s text:c="14"/></text:span></text:span><text:span text:style-name="Source_20_Text"><text:span text:style-name="T18">FIO_CLI_INT(</text:span></text:span><text:span text:style-name="Source_20_Text"><text:span text:style-name="T29">"-t -thread number of threads to run."</text:span></text:span><text:span text:style-name="Source_20_Text"><text:span text:style-name="T18">),</text:span></text:span></text:p>
      <text:p text:style-name="P4"><text:span text:style-name="Source_20_Text"><text:span text:style-name="T19"><text:s text:c="14"/></text:span></text:span><text:span text:style-name="Source_20_Text"><text:span text:style-name="T18">FIO_CLI_INT(</text:span></text:span><text:span text:style-name="Source_20_Text"><text:span text:style-name="T29">"-w -workers number of workers to run."</text:span></text:span><text:span text:style-name="Source_20_Text"><text:span text:style-name="T18">),</text:span></text:span></text:p>
      <text:p text:style-name="P64"/>
      <text:p text:style-name="P4"><text:span text:style-name="Source_20_Text"><text:span text:style-name="T19"><text:s text:c="14"/></text:span></text:span><text:span text:style-name="Source_20_Text"><text:span text:style-name="T18">FIO_CLI_PRINT_HREADER(</text:span></text:span><text:span text:style-name="Source_20_Text"><text:span text:style-name="T29">"Address Binding:"</text:span></text:span><text:span text:style-name="Source_20_Text"><text:span text:style-name="T18">),</text:span></text:span></text:p>
      <text:p text:style-name="P4"><text:span text:style-name="Source_20_Text"><text:span text:style-name="T19"><text:s text:c="14"/></text:span></text:span><text:span text:style-name="Source_20_Text"><text:span text:style-name="T18">FIO_CLI_STRING(</text:span></text:span><text:span text:style-name="Source_20_Text"><text:span text:style-name="T29">"-b, -address the address to bind to."</text:span></text:span><text:span text:style-name="Source_20_Text"><text:span text:style-name="T18">),</text:span></text:span></text:p>
      <text:p text:style-name="P4"><text:span text:style-name="Source_20_Text"><text:span text:style-name="T19"><text:s text:c="14"/></text:span></text:span><text:span text:style-name="Source_20_Text"><text:span text:style-name="T18">FIO_CLI_INT(</text:span></text:span><text:span text:style-name="Source_20_Text"><text:span text:style-name="T29">"-p,-port the port to bind to."</text:span></text:span><text:span text:style-name="Source_20_Text"><text:span text:style-name="T18">),</text:span></text:span></text:p>
      <text:p text:style-name="P4"><text:span text:style-name="Source_20_Text"><text:span text:style-name="T19"><text:s text:c="14"/></text:span></text:span><text:span text:style-name="Source_20_Text"><text:span text:style-name="T18">FIO_CLI_PRINT(</text:span></text:span><text:span text:style-name="Source_20_Text"><text:span text:style-name="T29">"\t\tset port to zero (0) for Unix s."</text:span></text:span><text:span text:style-name="Source_20_Text"><text:span text:style-name="T18">),</text:span></text:span></text:p>
      <text:p text:style-name="P64"/>
      <text:p text:style-name="P4"><text:span text:style-name="Source_20_Text"><text:span text:style-name="T19"><text:s text:c="14"/></text:span></text:span><text:span text:style-name="Source_20_Text"><text:span text:style-name="T18">FIO_CLI_PRINT_HREADER(</text:span></text:span><text:span text:style-name="Source_20_Text"><text:span text:style-name="T29">"Logging:"</text:span></text:span><text:span text:style-name="Source_20_Text"><text:span text:style-name="T18">),</text:span></text:span></text:p>
      <text:p text:style-name="P3"><text:span text:style-name="Source_20_Text"><text:span text:style-name="T19"><text:s text:c="14"/></text:span></text:span><text:span text:style-name="Source_20_Text"><text:span text:style-name="T18">FIO_CLI_BOOL(</text:span></text:span><text:span text:style-name="Source_20_Text"><text:span text:style-name="T29">"-v -log enable logging."</text:span></text:span><text:span text:style-name="Source_20_Text"><text:span text:style-name="T18">));</text:span></text:span></text:p>
      <text:p text:style-name="P28">This would allow access to the named arguments:</text:p>
      <text:p text:style-name="P3"><text:span text:style-name="Source_20_Text"><text:span text:style-name="T18">fio_cli_get(</text:span></text:span><text:span text:style-name="Source_20_Text"><text:span text:style-name="T29">"-b"</text:span></text:span><text:span text:style-name="Source_20_Text"><text:span text:style-name="T18">) == fio_cli_get(</text:span></text:span><text:span text:style-name="Source_20_Text"><text:span text:style-name="T29">"-address"</text:span></text:span><text:span text:style-name="Source_20_Text"><text:span text:style-name="T18">);</text:span></text:span></text:p>
      <text:p text:style-name="P28">Once all the data was accessed, free the parsed data dictionary using:</text:p>
      <text:p text:style-name="P3"><text:span text:style-name="Source_20_Text"><text:span text:style-name="T18">fio_cli_end();</text:span></text:span></text:p>
      <text:p text:style-name="P28">It should be noted, arguments will be recognized in a number of forms, i.e.:</text:p>
      <text:p text:style-name="P3"><text:span text:style-name="Source_20_Text"><text:span text:style-name="T5">app </text:span></text:span><text:span text:style-name="Source_20_Text"><text:span text:style-name="T67">-t</text:span></text:span><text:span text:style-name="Source_20_Text"><text:span text:style-name="T5">=1 </text:span></text:span><text:span text:style-name="Source_20_Text"><text:span text:style-name="T67">-p3000</text:span></text:span><text:span text:style-name="Source_20_Text"><text:span text:style-name="T5"> </text:span></text:span><text:span text:style-name="Source_20_Text"><text:span text:style-name="T67">-a</text:span></text:span><text:span text:style-name="Source_20_Text"><text:span text:style-name="T5"> localhost</text:span></text:span></text:p>
      <text:h text:style-name="P2" text:outline-level="4"><text:bookmark text:name="fio_cli_end"/><text:span text:style-name="Source_20_Text"><text:span text:style-name="T43">fio_cli_end</text:span></text:span></text:h>
      <text:p text:style-name="P3"><text:span text:style-name="Source_20_Text"><text:span text:style-name="T49">void</text:span></text:span><text:span text:style-name="Source_20_Text"><text:span text:style-name="T18"> </text:span></text:span><text:span text:style-name="Source_20_Text"><text:span text:style-name="T54">fio_cli_end</text:span></text:span><text:span text:style-name="Source_20_Text"><text:span text:style-name="T18">(</text:span></text:span><text:span text:style-name="Source_20_Text"><text:span text:style-name="T49">void</text:span></text:span><text:span text:style-name="Source_20_Text"><text:span text:style-name="T18">);</text:span></text:span></text:p>
      <text:p text:style-name="P28">Clears the memory used by the CLI dictionary, removing all parsed data.</text:p>
      <text:h text:style-name="P77" text:outline-level="3"><text:bookmark text:name="access-cli-arguments"/>Access CLI arguments</text:h>
      <text:h text:style-name="P2" text:outline-level="4"><text:bookmark text:name="fio_cli_get"/><text:span text:style-name="Source_20_Text"><text:span text:style-name="T43">fio_cli_get</text:span></text:span></text:h>
      <text:p text:style-name="P3"><text:span text:style-name="Source_20_Text"><text:span text:style-name="T49">char</text:span></text:span><text:span text:style-name="Source_20_Text"><text:span text:style-name="T18"> </text:span></text:span><text:span text:style-name="Source_20_Text"><text:span text:style-name="T34">const</text:span></text:span><text:span text:style-name="Source_20_Text"><text:span text:style-name="T18"> *</text:span></text:span><text:span text:style-name="Source_20_Text"><text:span text:style-name="T54">fio_cli_get</text:span></text:span><text:span text:style-name="Source_20_Text"><text:span text:style-name="T18">(</text:span></text:span><text:span text:style-name="Source_20_Text"><text:span text:style-name="T49">char</text:span></text:span><text:span text:style-name="Source_20_Text"><text:span text:style-name="T18"> </text:span></text:span><text:span text:style-name="Source_20_Text"><text:span text:style-name="T34">const</text:span></text:span><text:span text:style-name="Source_20_Text"><text:span text:style-name="T18"> *name);</text:span></text:span></text:p>
      <text:p text:style-name="P28">Returns the argument's value as a NUL terminated C String.</text:p>
      <text:h text:style-name="P2" text:outline-level="4"><text:bookmark text:name="fio_cli_get_i"/><text:span text:style-name="Source_20_Text"><text:span text:style-name="T43">fio_cli_get_i</text:span></text:span></text:h>
      <text:p text:style-name="P3"><text:span text:style-name="Source_20_Text"><text:span text:style-name="T49">int</text:span></text:span><text:span text:style-name="Source_20_Text"><text:span text:style-name="T18"> </text:span></text:span><text:span text:style-name="Source_20_Text"><text:span text:style-name="T54">fio_cli_get_i</text:span></text:span><text:span text:style-name="Source_20_Text"><text:span text:style-name="T18">(</text:span></text:span><text:span text:style-name="Source_20_Text"><text:span text:style-name="T49">char</text:span></text:span><text:span text:style-name="Source_20_Text"><text:span text:style-name="T18"> </text:span></text:span><text:span text:style-name="Source_20_Text"><text:span text:style-name="T34">const</text:span></text:span><text:span text:style-name="Source_20_Text"><text:span text:style-name="T18"> *name);</text:span></text:span></text:p>
      <text:p text:style-name="P28">Returns the argument's value as an integer.</text:p>
      <text:h text:style-name="P2" text:outline-level="4"><text:bookmark text:name="fio_cli_get_bool"/><text:span text:style-name="Source_20_Text"><text:span text:style-name="T43">fio_cli_get_bool</text:span></text:span></text:h>
      <text:p text:style-name="P3"><text:span text:style-name="Source_20_Text"><text:span text:style-name="T61">#define fio_cli_get_bool(name) (fio_cli_get((name)) != NULL)</text:span></text:span></text:p>
      <text:p text:style-name="P28">This MACRO returns the argument's value as a boolean.</text:p>
      <text:h text:style-name="P2" text:outline-level="4"><text:bookmark text:name="fio_cli_unnamed_count"/><text:soft-page-break/><text:span text:style-name="Source_20_Text"><text:span text:style-name="T43">fio_cli_unnamed_count</text:span></text:span></text:h>
      <text:p text:style-name="P3"><text:span text:style-name="Source_20_Text"><text:span text:style-name="T49">unsigned</text:span></text:span><text:span text:style-name="Source_20_Text"><text:span text:style-name="T18"> </text:span></text:span><text:span text:style-name="Source_20_Text"><text:span text:style-name="T49">int</text:span></text:span><text:span text:style-name="Source_20_Text"><text:span text:style-name="T18"> </text:span></text:span><text:span text:style-name="Source_20_Text"><text:span text:style-name="T54">fio_cli_unnamed_count</text:span></text:span><text:span text:style-name="Source_20_Text"><text:span text:style-name="T18">(</text:span></text:span><text:span text:style-name="Source_20_Text"><text:span text:style-name="T49">void</text:span></text:span><text:span text:style-name="Source_20_Text"><text:span text:style-name="T18">);</text:span></text:span></text:p>
      <text:p text:style-name="P28">Returns the number of unnamed arguments.</text:p>
      <text:p text:style-name="P1"><text:span text:style-name="T5">Unnamed arguments are only relevant if the </text:span><text:span text:style-name="Source_20_Text"><text:span text:style-name="T11">unnamed_min</text:span></text:span><text:span text:style-name="T5"> argument in </text:span><text:span text:style-name="Source_20_Text"><text:span text:style-name="T11">fio_cli_start</text:span></text:span><text:span text:style-name="T5"> was greater than 0.</text:span></text:p>
      <text:h text:style-name="P2" text:outline-level="4"><text:bookmark text:name="fio_cli_unnamed"/><text:span text:style-name="Source_20_Text"><text:span text:style-name="T43">fio_cli_unnamed</text:span></text:span></text:h>
      <text:p text:style-name="P3"><text:span text:style-name="Source_20_Text"><text:span text:style-name="T49">char</text:span></text:span><text:span text:style-name="Source_20_Text"><text:span text:style-name="T18"> </text:span></text:span><text:span text:style-name="Source_20_Text"><text:span text:style-name="T34">const</text:span></text:span><text:span text:style-name="Source_20_Text"><text:span text:style-name="T18"> *</text:span></text:span><text:span text:style-name="Source_20_Text"><text:span text:style-name="T54">fio_cli_unnamed</text:span></text:span><text:span text:style-name="Source_20_Text"><text:span text:style-name="T18">(</text:span></text:span><text:span text:style-name="Source_20_Text"><text:span text:style-name="T49">unsigned</text:span></text:span><text:span text:style-name="Source_20_Text"><text:span text:style-name="T18"> </text:span></text:span><text:span text:style-name="Source_20_Text"><text:span text:style-name="T49">int</text:span></text:span><text:span text:style-name="Source_20_Text"><text:span text:style-name="T18"> index);</text:span></text:span></text:p>
      <text:p text:style-name="P1"><text:span text:style-name="T5">Returns the unnamed arguments using a 0 (zero) based </text:span><text:span text:style-name="Source_20_Text"><text:span text:style-name="T11">index</text:span></text:span><text:span text:style-name="T5">.</text:span></text:p>
      <text:p text:style-name="P1"><text:span text:style-name="T5">Unnamed arguments are only relevant if the </text:span><text:span text:style-name="Source_20_Text"><text:span text:style-name="T11">unnamed_min</text:span></text:span><text:span text:style-name="T5"> argument in </text:span><text:span text:style-name="Source_20_Text"><text:span text:style-name="T11">fio_cli_start</text:span></text:span><text:span text:style-name="T5"> was greater than 0.</text:span></text:p>
      <text:h text:style-name="P77" text:outline-level="3"><text:bookmark text:name="set-cli-argument-data"/>Set CLI argument data</text:h>
      <text:h text:style-name="P2" text:outline-level="4"><text:bookmark text:name="fio_cli_set"/><text:span text:style-name="Source_20_Text"><text:span text:style-name="T43">fio_cli_set</text:span></text:span></text:h>
      <text:p text:style-name="P3"><text:span text:style-name="Source_20_Text"><text:span text:style-name="T49">void</text:span></text:span><text:span text:style-name="Source_20_Text"><text:span text:style-name="T18"> </text:span></text:span><text:span text:style-name="Source_20_Text"><text:span text:style-name="T54">fio_cli_set</text:span></text:span><text:span text:style-name="Source_20_Text"><text:span text:style-name="T18">(</text:span></text:span><text:span text:style-name="Source_20_Text"><text:span text:style-name="T49">char</text:span></text:span><text:span text:style-name="Source_20_Text"><text:span text:style-name="T18"> </text:span></text:span><text:span text:style-name="Source_20_Text"><text:span text:style-name="T34">const</text:span></text:span><text:span text:style-name="Source_20_Text"><text:span text:style-name="T18"> *name, </text:span></text:span><text:span text:style-name="Source_20_Text"><text:span text:style-name="T49">char</text:span></text:span><text:span text:style-name="Source_20_Text"><text:span text:style-name="T18"> </text:span></text:span><text:span text:style-name="Source_20_Text"><text:span text:style-name="T34">const</text:span></text:span><text:span text:style-name="Source_20_Text"><text:span text:style-name="T18"> *value);</text:span></text:span></text:p>
      <text:p text:style-name="P28">Sets the argument's value as a NUL terminated C String (no copy!).</text:p>
      <text:p text:style-name="P28">CAREFUL: This does not automatically detect aliases or type violations! it will only effect the specific name given, even if invalid. i.e.:</text:p>
      <text:p text:style-name="P4"><text:span text:style-name="Source_20_Text"><text:span text:style-name="T18">fio_cli_start(argc, argv, </text:span></text:span><text:span text:style-name="Source_20_Text"><text:span text:style-name="T24">0</text:span></text:span><text:span text:style-name="Source_20_Text"><text:span text:style-name="T18">, </text:span></text:span><text:span text:style-name="Source_20_Text"><text:span text:style-name="T24">0</text:span></text:span><text:span text:style-name="Source_20_Text"><text:span text:style-name="T18">,</text:span></text:span></text:p>
      <text:p text:style-name="P4"><text:span text:style-name="Source_20_Text"><text:span text:style-name="T19"><text:s text:c="13"/></text:span></text:span><text:span text:style-name="Source_20_Text"><text:span text:style-name="T29">"this is example accepts the following options:"</text:span></text:span><text:span text:style-name="Source_20_Text"><text:span text:style-name="T18">,</text:span></text:span></text:p>
      <text:p text:style-name="P4"><text:span text:style-name="Source_20_Text"><text:span text:style-name="T19"><text:s text:c="13"/></text:span></text:span><text:span text:style-name="Source_20_Text"><text:span text:style-name="T18">FIO_CLI_INT(</text:span></text:span><text:span text:style-name="Source_20_Text"><text:span text:style-name="T29">"-p -port the port to bind to"</text:span></text:span><text:span text:style-name="Source_20_Text"><text:span text:style-name="T18">));</text:span></text:span></text:p>
      <text:p text:style-name="P64"/>
      <text:p text:style-name="P3"><text:span text:style-name="Source_20_Text"><text:span text:style-name="T18">fio_cli_set(</text:span></text:span><text:span text:style-name="Source_20_Text"><text:span text:style-name="T29">"-p"</text:span></text:span><text:span text:style-name="Source_20_Text"><text:span text:style-name="T18">, </text:span></text:span><text:span text:style-name="Source_20_Text"><text:span text:style-name="T29">"hello"</text:span></text:span><text:span text:style-name="Source_20_Text"><text:span text:style-name="T18">); // fio_cli_get("-p") != fio_cli_get("-port");</text:span></text:span></text:p>
      <text:p text:style-name="P1"><text:span text:style-name="T5">Note: this does NOT copy the C strings to memory. Memory should be kept alive until </text:span><text:span text:style-name="Source_20_Text"><text:span text:style-name="T11">fio_cli_end</text:span></text:span><text:span text:style-name="T5"> is called.</text:span></text:p>
      <text:h text:style-name="P2" text:outline-level="4"><text:bookmark text:name="fio_cli_set_default"/><text:span text:style-name="Source_20_Text"><text:span text:style-name="T43">fio_cli_set_default</text:span></text:span></text:h>
      <text:p text:style-name="P4"><text:span text:style-name="Source_20_Text"><text:span text:style-name="T61">#define fio_cli_set_default(name, value) <text:s text:c="38"/>\</text:span></text:span></text:p>
      <text:p text:style-name="P4"><text:span text:style-name="Source_20_Text"><text:span text:style-name="T62"><text:s text:c="2"/></text:span></text:span><text:span text:style-name="Source_20_Text"><text:span text:style-name="T61">if (!fio_cli_get((name))) <text:s text:c="51"/>\</text:span></text:span></text:p>
      <text:p text:style-name="P3"><text:span text:style-name="Source_20_Text"><text:span text:style-name="T62"><text:s text:c="4"/></text:span></text:span><text:span text:style-name="Source_20_Text"><text:span text:style-name="T61">fio_cli_set(name, value);</text:span></text:span></text:p>
      <text:p text:style-name="P35"><text:span text:style-name="T5">This MACRO sets the argument's value only if the argument has no existing value. </text:span></text:p>
      <text:p text:style-name="P35"><text:span text:style-name="T6">CAREFUL: This does not automatically detect aliases or type violations! it will only effect the specific name given, even if invalid. See </text:span><text:a xlink:type="simple" xlink:href="http://facil.io/0.7.x/fio_cli#fio_cli_set" text:style-name="Internet_20_link" text:visited-style-name="Visited_20_Internet_20_Link"><text:span text:style-name="T76">fio_cli_set</text:span></text:a><text:span text:style-name="T6">.</text:span></text:p>
      <text:p text:style-name="P46"/>
      <text:p text:style-name="P46"/>
      <text:p text:style-name="P45"/>
      <text:h text:style-name="P80" text:outline-level="1"><text:span text:style-name="T38"/></text:h>
      <text:h text:style-name="P81" text:outline-level="1"><text:bookmark text:name="facil-io-0-7-x-http-websockets-server-documentation"/><text:span text:style-name="T73">facil.io - 0.7.x HTTP / WebSockets Server Documentation</text:span></text:h>
      <text:p text:style-name="P29">facil.io includes an HTTP/1.1 and WebSocket server / framework that could be used to author HTTP and WebSocket services, including REST applications, micro-services, etc'.</text:p>
      <text:p text:style-name="P29">Note that, currently, only HTTP/1.1 is supported. Support for HTTP/2 is planned for future versions and could be implemented as a custom protocol until such time.</text:p>
      <text:p text:style-name="P1"><text:span text:style-name="T1">To use the facil.io HTTP and WebSocket API, include the file </text:span><text:span text:style-name="Source_20_Text"><text:span text:style-name="T7">http.h</text:span></text:span></text:p>
      <text:p text:style-name="P44"><text:span text:style-name="T38"/></text:p>
      <text:h text:style-name="P85" text:outline-level="2"><text:bookmark text:name="listening-to-http-connections"/><text:span text:style-name="T73">Listening to HTTP Connections</text:span></text:h>
      <text:h text:style-name="P2" text:outline-level="4"><text:bookmark text:name="http_listen"/><text:span text:style-name="Source_20_Text"><text:span text:style-name="T35">http_listen</text:span></text:span></text:h>
      <text:p text:style-name="P4"><text:span text:style-name="Source_20_Text"><text:span text:style-name="T45">intptr_t</text:span></text:span><text:span text:style-name="Source_20_Text"><text:span text:style-name="T12"> </text:span></text:span><text:span text:style-name="Source_20_Text"><text:span text:style-name="T50">http_listen</text:span></text:span><text:span text:style-name="Source_20_Text"><text:span text:style-name="T12">(</text:span></text:span><text:span text:style-name="Source_20_Text"><text:span text:style-name="T30">const</text:span></text:span><text:span text:style-name="Source_20_Text"><text:span text:style-name="T12"> </text:span></text:span><text:span text:style-name="Source_20_Text"><text:span text:style-name="T45">char</text:span></text:span><text:span text:style-name="Source_20_Text"><text:span text:style-name="T12"> *port, </text:span></text:span><text:span text:style-name="Source_20_Text"><text:span text:style-name="T30">const</text:span></text:span><text:span text:style-name="Source_20_Text"><text:span text:style-name="T12"> </text:span></text:span><text:span text:style-name="Source_20_Text"><text:span text:style-name="T45">char</text:span></text:span><text:span text:style-name="Source_20_Text"><text:span text:style-name="T12"> *binding,</text:span></text:span></text:p>
      <text:p text:style-name="P4"><text:span text:style-name="Source_20_Text"><text:span text:style-name="T13"><text:s text:c="21"/></text:span></text:span><text:span text:style-name="Source_20_Text"><text:span text:style-name="T30">struct</text:span></text:span><text:span text:style-name="Source_20_Text"><text:span text:style-name="T12"> http_settings_s);</text:span></text:span></text:p>
      <text:p text:style-name="P4"><text:span text:style-name="Source_20_Text"><text:span text:style-name="T12">Listens to HTTP connections at the specified </text:span></text:span><text:span text:style-name="Source_20_Text"><text:span text:style-name="T68">`</text:span></text:span><text:span text:style-name="Source_20_Text"><text:span text:style-name="T12">port</text:span></text:span><text:span text:style-name="Source_20_Text"><text:span text:style-name="T68">`</text:span></text:span><text:span text:style-name="Source_20_Text"><text:span text:style-name="T12"> and </text:span></text:span><text:span text:style-name="Source_20_Text"><text:span text:style-name="T68">`</text:span></text:span><text:span text:style-name="Source_20_Text"><text:span text:style-name="T12">binding</text:span></text:span><text:span text:style-name="Source_20_Text"><text:span text:style-name="T68">`</text:span></text:span><text:span text:style-name="Source_20_Text"><text:span text:style-name="T12">. </text:span></text:span></text:p>
      <text:p text:style-name="P4"><text:span text:style-name="Source_20_Text"><text:span text:style-name="T55">#define http_listen(port, binding, ...) <text:s text:c="39"/>\</text:span></text:span></text:p>
      <text:p text:style-name="P3"><text:span text:style-name="Source_20_Text"><text:span text:style-name="T56"><text:s text:c="2"/></text:span></text:span><text:span text:style-name="Source_20_Text"><text:span text:style-name="T55">http_listen((port), (binding), (struct http_settings_s){__VA_ARGS__})</text:span></text:span></text:p>
      <text:p text:style-name="P1"><text:span text:style-name="T1">The </text:span><text:span text:style-name="Source_20_Text"><text:span text:style-name="T7">http_listen</text:span></text:span><text:span text:style-name="T1"> function is shadowed by the </text:span><text:span text:style-name="Source_20_Text"><text:span text:style-name="T7">http_listen</text:span></text:span><text:span text:style-name="T1"> MACRO, which allows the function to accept "named arguments", i.e.:</text:span></text:p>
      <text:p text:style-name="P4"><text:span text:style-name="Source_20_Text"><text:span text:style-name="T12">/* Assuming we defined the HTTP request handler: */</text:span></text:span></text:p>
      <text:p text:style-name="P4"><text:span text:style-name="Source_20_Text"><text:span text:style-name="T30">static</text:span></text:span><text:span text:style-name="Source_20_Text"><text:span text:style-name="T12"> </text:span></text:span><text:span text:style-name="Source_20_Text"><text:span text:style-name="T45">void</text:span></text:span><text:span text:style-name="Source_20_Text"><text:span text:style-name="T12"> </text:span></text:span><text:span text:style-name="Source_20_Text"><text:span text:style-name="T50">on_http_request</text:span></text:span><text:span text:style-name="Source_20_Text"><text:span text:style-name="T12">(http_s *h);</text:span></text:span></text:p>
      <text:p text:style-name="P4"><text:span text:style-name="Source_20_Text"><text:span text:style-name="T12">// ... </text:span></text:span></text:p>
      <text:p text:style-name="P4"><text:span text:style-name="Source_20_Text"><text:span text:style-name="T30">if</text:span></text:span><text:span text:style-name="Source_20_Text"><text:span text:style-name="T12"> (http_listen(</text:span></text:span><text:span text:style-name="Source_20_Text"><text:span text:style-name="T25">"3000"</text:span></text:span><text:span text:style-name="Source_20_Text"><text:span text:style-name="T12">, </text:span></text:span><text:span text:style-name="Source_20_Text"><text:span text:style-name="T45">NULL</text:span></text:span><text:span text:style-name="Source_20_Text"><text:span text:style-name="T12">,</text:span></text:span></text:p>
      <text:p text:style-name="P4"><text:span text:style-name="Source_20_Text"><text:span text:style-name="T13"><text:s text:c="12"/></text:span></text:span><text:span text:style-name="Source_20_Text"><text:span text:style-name="T12">.on_request = on_http_request,</text:span></text:span></text:p>
      <text:p text:style-name="P4"><text:span text:style-name="Source_20_Text"><text:span text:style-name="T13"><text:s text:c="12"/></text:span></text:span><text:span text:style-name="Source_20_Text"><text:span text:style-name="T12">.public_folder = </text:span></text:span><text:span text:style-name="Source_20_Text"><text:span text:style-name="T25">"www"</text:span></text:span><text:span text:style-name="Source_20_Text"><text:span text:style-name="T12"> ) == -</text:span></text:span><text:span text:style-name="Source_20_Text"><text:span text:style-name="T20">1</text:span></text:span><text:span text:style-name="Source_20_Text"><text:span text:style-name="T12">) {</text:span></text:span></text:p>
      <text:p text:style-name="P4"><text:span text:style-name="Source_20_Text"><text:span text:style-name="T13"><text:s text:c="4"/></text:span></text:span><text:span text:style-name="Source_20_Text"><text:span text:style-name="T12">perror(</text:span></text:span><text:span text:style-name="Source_20_Text"><text:span text:style-name="T25">"No listening socket available on port 3000"</text:span></text:span><text:span text:style-name="Source_20_Text"><text:span text:style-name="T12">);</text:span></text:span></text:p>
      <text:p text:style-name="P4"><text:span text:style-name="Source_20_Text"><text:span text:style-name="T13"><text:s text:c="4"/></text:span></text:span><text:span text:style-name="Source_20_Text"><text:span text:style-name="T12">exit(-</text:span></text:span><text:span text:style-name="Source_20_Text"><text:span text:style-name="T20">1</text:span></text:span><text:span text:style-name="Source_20_Text"><text:span text:style-name="T12">);</text:span></text:span></text:p>
      <text:p text:style-name="P3"><text:span text:style-name="Source_20_Text"><text:span text:style-name="T12">}</text:span></text:span></text:p>
      <text:p text:style-name="P1"><text:span text:style-name="T1">In addition to the </text:span><text:span text:style-name="Source_20_Text"><text:span text:style-name="T7">port</text:span></text:span><text:span text:style-name="T1"> and </text:span><text:span text:style-name="Source_20_Text"><text:span text:style-name="T7">address</text:span></text:span><text:span text:style-name="T1"> argument (explained in </text:span><text:a xlink:type="simple" xlink:href="http://facil.io/0.7.x/fio#fio_listen" text:style-name="Internet_20_link" text:visited-style-name="Visited_20_Internet_20_Link"><text:span text:style-name="Source_20_Text"><text:span text:style-name="T7">fio_listen</text:span></text:span></text:a><text:span text:style-name="T1">), the following arguments are supported:</text:span></text:p>
      <text:p text:style-name="P44"><text:span text:style-name="T38"/></text:p>
      <text:p text:style-name="P44"><text:span text:style-name="T38"/></text:p>
      <text:p text:style-name="P44"><text:bookmark text:name="sig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Karla" svg:font-family="Karla, sans-serif"/>
    <style:font-face style:name="Lohit Devanagari1" svg:font-family="'Lohit Devanagari'"/>
    <style:font-face style:name="Montserrat" svg:font-family="Montserrat,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29cm" fo:margin-right="1.26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1:51:44.706501312</meta:creation-date>
    <dc:date>2020-06-02T12:02:56.700736193</dc:date>
    <meta:editing-duration>PT22H31M32S</meta:editing-duration>
    <meta:editing-cycles>7</meta:editing-cycles>
    <meta:generator>LibreOffice/6.0.7.3$Linux_X86_64 LibreOffice_project/00m0$Build-3</meta:generator>
    <meta:document-statistic meta:table-count="0" meta:image-count="0" meta:object-count="0" meta:page-count="13" meta:paragraph-count="389" meta:word-count="3571" meta:character-count="25106" meta:non-whitespace-character-count="21327"/>
  </office:meta>
</office:document-meta>
</file>